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2.2272in"/>
    </style:style>
    <style:style style:name="co3" style:family="table-column">
      <style:table-column-properties fo:break-before="auto" style:column-width="1.45in"/>
    </style:style>
    <style:style style:name="co4" style:family="table-column">
      <style:table-column-properties fo:break-before="auto" style:column-width="1.37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055in"/>
    </style:style>
    <style:style style:name="co7" style:family="table-column">
      <style:table-column-properties fo:break-before="auto" style:column-width="2.1783in"/>
    </style:style>
    <style:style style:name="co8" style:family="table-column">
      <style:table-column-properties fo:break-before="auto" style:column-width="2.5425in"/>
    </style:style>
    <style:style style:name="co9" style:family="table-column">
      <style:table-column-properties fo:break-before="auto" style:column-width="0.6972in"/>
    </style:style>
    <style:style style:name="co10" style:family="table-column">
      <style:table-column-properties fo:break-before="auto" style:column-width="2.0201in"/>
    </style:style>
    <style:style style:name="co11" style:family="table-column">
      <style:table-column-properties fo:break-before="auto" style:column-width="0.3819in"/>
    </style:style>
    <style:style style:name="co12" style:family="table-column">
      <style:table-column-properties fo:break-before="auto" style:column-width="1.1583in"/>
    </style:style>
    <style:style style:name="co13" style:family="table-column">
      <style:table-column-properties fo:break-before="auto" style:column-width="9.0126in"/>
    </style:style>
    <style:style style:name="co14" style:family="table-column">
      <style:table-column-properties fo:break-before="auto" style:column-width="9.0244in"/>
    </style:style>
    <style:style style:name="co15" style:family="table-column">
      <style:table-column-properties fo:break-before="auto" style:column-width="1.1709in"/>
    </style:style>
    <style:style style:name="co16" style:family="table-column">
      <style:table-column-properties fo:break-before="auto" style:column-width="3.0402in"/>
    </style:style>
    <style:style style:name="co17" style:family="table-column">
      <style:table-column-properties fo:break-before="auto" style:column-width="3.0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8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4" style:family="table-cell" style:parent-style-name="Default" style:data-style-name="N119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19"/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0"/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CHARACTER ID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0x0</text:p>
          </table:table-cell>
          <table:table-cell office:value-type="string">
            <text:p>COMMAND-LIST_ZACK</text:p>
          </table:table-cell>
          <table:table-cell table:number-columns-repeated="2" office:value-type="string">
            <text:p>0x0 ZACK</text:p>
          </table:table-cell>
          <table:table-cell office:value-type="string">
            <text:p>s_ZAC_8225bef4</text:p>
          </table:table-cell>
          <table:table-cell office:value-type="string">
            <text:p>ZAC</text:p>
          </table:table-cell>
          <table:table-cell office:value-type="string">
            <text:p><text:s text:c="2"/>*param_1 = 1;</text:p>
          </table:table-cell>
        </table:table-row>
        <table:table-row table:style-name="ro1">
          <table:table-cell office:value-type="string">
            <text:p>0x1</text:p>
          </table:table-cell>
          <table:table-cell office:value-type="string">
            <text:p>COMMAND-LIST_TINA</text:p>
          </table:table-cell>
          <table:table-cell table:number-columns-repeated="2" office:value-type="string">
            <text:p>0x1 TINA</text:p>
          </table:table-cell>
          <table:table-cell office:value-type="string">
            <text:p>s_TIN_8225bef0</text:p>
          </table:table-cell>
          <table:table-cell office:value-type="string">
            <text:p>TIN</text:p>
          </table:table-cell>
          <table:table-cell office:value-type="string">
            <text:p><text:s text:c="2"/>param_1[1] = 4;</text:p>
          </table:table-cell>
        </table:table-row>
        <table:table-row table:style-name="ro1">
          <table:table-cell office:value-type="string">
            <text:p>0x2</text:p>
          </table:table-cell>
          <table:table-cell office:value-type="string">
            <text:p>COMMAND-LIST_JANNLEE</text:p>
          </table:table-cell>
          <table:table-cell table:number-columns-repeated="2" office:value-type="string">
            <text:p>0x2 JANN LEE</text:p>
          </table:table-cell>
          <table:table-cell office:value-type="string">
            <text:p>s_JAN_8225beec</text:p>
          </table:table-cell>
          <table:table-cell office:value-type="string">
            <text:p>JAN</text:p>
          </table:table-cell>
          <table:table-cell office:value-type="string">
            <text:p><text:s text:c="2"/>param_1[2] = 5;</text:p>
          </table:table-cell>
        </table:table-row>
        <table:table-row table:style-name="ro1">
          <table:table-cell office:value-type="string">
            <text:p>0x3</text:p>
          </table:table-cell>
          <table:table-cell office:value-type="string">
            <text:p>COMMAND-LIST_EIN</text:p>
          </table:table-cell>
          <table:table-cell table:number-columns-repeated="2" office:value-type="string">
            <text:p>0x3 EIN</text:p>
          </table:table-cell>
          <table:table-cell office:value-type="string">
            <text:p>s_EIN_821ff3ac</text:p>
          </table:table-cell>
          <table:table-cell office:value-type="string">
            <text:p>EIN</text:p>
          </table:table-cell>
          <table:table-cell office:value-type="string">
            <text:p><text:s text:c="2"/>param_1[6] = 0;</text:p>
          </table:table-cell>
        </table:table-row>
        <table:table-row table:style-name="ro1">
          <table:table-cell office:value-type="string">
            <text:p>0x4</text:p>
          </table:table-cell>
          <table:table-cell office:value-type="string">
            <text:p>COMMAND-LIST_HAYABUSA</text:p>
          </table:table-cell>
          <table:table-cell table:number-columns-repeated="2" office:value-type="string">
            <text:p>0x4 HAYABUSA</text:p>
          </table:table-cell>
          <table:table-cell office:value-type="string">
            <text:p>s_RYU_8225bee8</text:p>
          </table:table-cell>
          <table:table-cell office:value-type="string">
            <text:p>RYU</text:p>
          </table:table-cell>
          <table:table-cell office:value-type="string">
            <text:p><text:s text:c="2"/>param_1[7] = 2;</text:p>
          </table:table-cell>
        </table:table-row>
        <table:table-row table:style-name="ro1">
          <table:table-cell office:value-type="string">
            <text:p>0x5</text:p>
          </table:table-cell>
          <table:table-cell office:value-type="string">
            <text:p>COMMAND-LIST_KASUMI</text:p>
          </table:table-cell>
          <table:table-cell table:number-columns-repeated="2" office:value-type="string">
            <text:p>0x5 KASUMI</text:p>
          </table:table-cell>
          <table:table-cell office:value-type="string">
            <text:p>s_KAS_8225bee4</text:p>
          </table:table-cell>
          <table:table-cell office:value-type="string">
            <text:p>KAS</text:p>
          </table:table-cell>
          <table:table-cell office:value-type="string">
            <text:p><text:s text:c="2"/>param_1[8] = 3;</text:p>
          </table:table-cell>
        </table:table-row>
        <table:table-row table:style-name="ro1">
          <table:table-cell office:value-type="string">
            <text:p>0x6</text:p>
          </table:table-cell>
          <table:table-cell office:value-type="string">
            <text:p>COMMAND-LIST_GENFU</text:p>
          </table:table-cell>
          <table:table-cell table:number-columns-repeated="2" office:value-type="string">
            <text:p>0x6 GEN FU</text:p>
          </table:table-cell>
          <table:table-cell office:value-type="string">
            <text:p>s_GEN_8225bee0</text:p>
          </table:table-cell>
          <table:table-cell office:value-type="string">
            <text:p>GEN</text:p>
          </table:table-cell>
          <table:table-cell office:value-type="string">
            <text:p><text:s text:c="2"/>param_1[4] = 1;</text:p>
          </table:table-cell>
        </table:table-row>
        <table:table-row table:style-name="ro1">
          <table:table-cell office:value-type="string">
            <text:p>0x7</text:p>
          </table:table-cell>
          <table:table-cell office:value-type="string">
            <text:p>COMMAND-LIST_HELENA</text:p>
          </table:table-cell>
          <table:table-cell table:number-columns-repeated="2" office:value-type="string">
            <text:p>0x7 HELENA</text:p>
          </table:table-cell>
          <table:table-cell office:value-type="string">
            <text:p>s_HEL_8225bedc</text:p>
          </table:table-cell>
          <table:table-cell office:value-type="string">
            <text:p>HEL</text:p>
          </table:table-cell>
          <table:table-cell office:value-type="string">
            <text:p><text:s text:c="2"/>param_1[9] = 4;</text:p>
          </table:table-cell>
        </table:table-row>
        <table:table-row table:style-name="ro2">
          <table:table-cell office:value-type="string">
            <text:p>0x8</text:p>
          </table:table-cell>
          <table:table-cell office:value-type="string">
            <text:p>COMMAND-LIST_LEON</text:p>
          </table:table-cell>
          <table:table-cell table:number-columns-repeated="2" office:value-type="string">
            <text:p>0x8 LEON</text:p>
          </table:table-cell>
          <table:table-cell office:value-type="string">
            <text:p>s_LEO_8225bed8</text:p>
          </table:table-cell>
          <table:table-cell office:value-type="string">
            <text:p>LEO</text:p>
          </table:table-cell>
          <table:table-cell office:value-type="string">
            <text:p><text:s text:c="2"/>bVar1 = DAT_82fb8e86 != '\0';</text:p>
          </table:table-cell>
        </table:table-row>
        <table:table-row table:style-name="ro1">
          <table:table-cell office:value-type="string">
            <text:p>0x9</text:p>
          </table:table-cell>
          <table:table-cell office:value-type="string">
            <text:p>COMMAND-LIST_BASS</text:p>
          </table:table-cell>
          <table:table-cell table:number-columns-repeated="2" office:value-type="string">
            <text:p>0x9 BASS</text:p>
          </table:table-cell>
          <table:table-cell office:value-type="string">
            <text:p>s_BAS_8225bed4</text:p>
          </table:table-cell>
          <table:table-cell office:value-type="string">
            <text:p>BAS</text:p>
          </table:table-cell>
          <table:table-cell office:value-type="string">
            <text:p><text:s text:c="2"/>param_1[5] = 1;</text:p>
          </table:table-cell>
        </table:table-row>
        <table:table-row table:style-name="ro1">
          <table:table-cell office:value-type="string">
            <text:p>0xa</text:p>
          </table:table-cell>
          <table:table-cell office:value-type="string">
            <text:p>COMMAND-LIST_LEIFANG</text:p>
          </table:table-cell>
          <table:table-cell office:value-type="string">
            <text:p>0xc LEI-FANG</text:p>
          </table:table-cell>
          <table:table-cell office:value-type="string">
            <text:p>0xa KOKORO</text:p>
          </table:table-cell>
          <table:table-cell office:value-type="string">
            <text:p>s_HAK_8225bed0</text:p>
          </table:table-cell>
          <table:table-cell office:value-type="string">
            <text:p>HAK</text:p>
          </table:table-cell>
          <table:table-cell office:value-type="string">
            <text:p><text:s text:c="2"/>param_1[0xe] = 3;</text:p>
          </table:table-cell>
        </table:table-row>
        <table:table-row table:style-name="ro1">
          <table:table-cell office:value-type="string">
            <text:p>0xb</text:p>
          </table:table-cell>
          <table:table-cell office:value-type="string">
            <text:p>COMMAND-LIST_AYANE</text:p>
          </table:table-cell>
          <table:table-cell office:value-type="string">
            <text:p>0xd AYANE</text:p>
          </table:table-cell>
          <table:table-cell office:value-type="string">
            <text:p>0xb HAYATE</text:p>
          </table:table-cell>
          <table:table-cell office:value-type="string">
            <text:p>s_HYT_8225becc</text:p>
          </table:table-cell>
          <table:table-cell office:value-type="string">
            <text:p>HYT</text:p>
          </table:table-cell>
          <table:table-cell office:value-type="string">
            <text:p><text:s text:c="2"/>param_1[0xc] = 1;</text:p>
          </table:table-cell>
        </table:table-row>
        <table:table-row table:style-name="ro1">
          <table:table-cell office:value-type="string">
            <text:p>0xc</text:p>
          </table:table-cell>
          <table:table-cell office:value-type="string">
            <text:p>COMMAND-LIST_TENGU</text:p>
          </table:table-cell>
          <table:table-cell office:value-type="string">
            <text:p>0x11 TENGU</text:p>
          </table:table-cell>
          <table:table-cell office:value-type="string">
            <text:p>0xc LEI-FANG</text:p>
          </table:table-cell>
          <table:table-cell office:value-type="string">
            <text:p>s_LEI_8225bec8</text:p>
          </table:table-cell>
          <table:table-cell office:value-type="string">
            <text:p>LEI</text:p>
          </table:table-cell>
          <table:table-cell office:value-type="string">
            <text:p><text:s text:c="2"/>param_1[0xd] = 2;</text:p>
          </table:table-cell>
        </table:table-row>
        <table:table-row table:style-name="ro1">
          <table:table-cell office:value-type="string">
            <text:p>0xd</text:p>
          </table:table-cell>
          <table:table-cell office:value-type="string">
            <text:p>COMMAND-LIST_BAYMAN</text:p>
          </table:table-cell>
          <table:table-cell office:value-type="string">
            <text:p>0x18 BAYMAN</text:p>
          </table:table-cell>
          <table:table-cell office:value-type="string">
            <text:p>0xd AYANE</text:p>
          </table:table-cell>
          <table:table-cell office:value-type="string">
            <text:p>s_AYA_8225bec4</text:p>
          </table:table-cell>
          <table:table-cell office:value-type="string">
            <text:p>AYA</text:p>
          </table:table-cell>
          <table:table-cell office:value-type="string">
            <text:p><text:s text:c="2"/>param_1[0xf] = 4;</text:p>
          </table:table-cell>
        </table:table-row>
        <table:table-row table:style-name="ro1">
          <table:table-cell office:value-type="string">
            <text:p>0xe</text:p>
          </table:table-cell>
          <table:table-cell office:value-type="string">
            <text:p>COMMAND-LIST_HITOMI</text:p>
          </table:table-cell>
          <table:table-cell office:value-type="string">
            <text:p>0x15 HITOMI</text:p>
          </table:table-cell>
          <table:table-cell office:value-type="string">
            <text:p>0xe ELIOT</text:p>
          </table:table-cell>
          <table:table-cell office:value-type="string">
            <text:p>s_BOY_8225bec0</text:p>
          </table:table-cell>
          <table:table-cell office:value-type="string">
            <text:p>BOY</text:p>
          </table:table-cell>
          <table:table-cell office:value-type="string">
            <text:p><text:s text:c="2"/>param_1[0x10] = 1;</text:p>
          </table:table-cell>
        </table:table-row>
        <table:table-row table:style-name="ro1">
          <table:table-cell office:value-type="string">
            <text:p>0xf</text:p>
          </table:table-cell>
          <table:table-cell office:value-type="string">
            <text:p>COMMAND-LIST_HAYATE</text:p>
          </table:table-cell>
          <table:table-cell office:value-type="string">
            <text:p>0xb HAYATE</text:p>
          </table:table-cell>
          <table:table-cell office:value-type="string">
            <text:p>0xf LA MARIPOSA</text:p>
          </table:table-cell>
          <table:table-cell office:value-type="string">
            <text:p>s_LIS_8225bebc</text:p>
          </table:table-cell>
          <table:table-cell office:value-type="string">
            <text:p>LIS</text:p>
          </table:table-cell>
          <table:table-cell office:value-type="string">
            <text:p><text:s text:c="2"/>param_1[0x11] = 2;</text:p>
          </table:table-cell>
        </table:table-row>
        <table:table-row table:style-name="ro1">
          <table:table-cell office:value-type="string">
            <text:p>0x10</text:p>
          </table:table-cell>
          <table:table-cell office:value-type="string">
            <text:p>COMMAND-LIST_BRADWONG</text:p>
          </table:table-cell>
          <table:table-cell office:value-type="string">
            <text:p>0x13 BRAD WONG</text:p>
          </table:table-cell>
          <table:table-cell office:value-type="string">
            <text:p>0x10 ALPHA152</text:p>
          </table:table-cell>
          <table:table-cell office:value-type="string">
            <text:p>s_ALP_8225beb8</text:p>
          </table:table-cell>
          <table:table-cell office:value-type="string">
            <text:p>ALP</text:p>
          </table:table-cell>
          <table:table-cell office:value-type="string">
            <text:p><text:s text:c="2"/>param_1[0x12] = 1;</text:p>
          </table:table-cell>
        </table:table-row>
        <table:table-row table:style-name="ro1">
          <table:table-cell office:value-type="string">
            <text:p>0x11</text:p>
          </table:table-cell>
          <table:table-cell office:value-type="string">
            <text:p>COMMAND-LIST_CHRISTIE</text:p>
          </table:table-cell>
          <table:table-cell office:value-type="string">
            <text:p>0x14 CHRISTIE</text:p>
          </table:table-cell>
          <table:table-cell office:value-type="string">
            <text:p>0x11 TENGU</text:p>
          </table:table-cell>
          <table:table-cell office:value-type="string">
            <text:p>s_TNG_8225beb4</text:p>
          </table:table-cell>
          <table:table-cell office:value-type="string">
            <text:p>TNG</text:p>
          </table:table-cell>
          <table:table-cell office:value-type="string">
            <text:p><text:s text:c="2"/>param_1[0x14] = 1;</text:p>
          </table:table-cell>
        </table:table-row>
        <table:table-row table:style-name="ro1">
          <table:table-cell office:value-type="string">
            <text:p>0x12</text:p>
          </table:table-cell>
          <table:table-cell office:value-type="string">
            <text:p>COMMAND-LIST_KOKORO</text:p>
          </table:table-cell>
          <table:table-cell office:value-type="string">
            <text:p>0xa KOKORO</text:p>
          </table:table-cell>
          <table:table-cell office:value-type="string">
            <text:p>0x12 SPARTAN-458</text:p>
          </table:table-cell>
          <table:table-cell office:value-type="string">
            <text:p>s_SPA_8225beb0</text:p>
          </table:table-cell>
          <table:table-cell office:value-type="string">
            <text:p>SPA</text:p>
          </table:table-cell>
          <table:table-cell office:value-type="string">
            <text:p><text:s text:c="2"/>param_1[0x15] = 1;</text:p>
          </table:table-cell>
        </table:table-row>
        <table:table-row table:style-name="ro1">
          <table:table-cell office:value-type="string">
            <text:p>0x13</text:p>
          </table:table-cell>
          <table:table-cell office:value-type="string">
            <text:p>COMMAND-LIST_ELIOT</text:p>
          </table:table-cell>
          <table:table-cell office:value-type="string">
            <text:p>0xe ELIOT</text:p>
          </table:table-cell>
          <table:table-cell office:value-type="string">
            <text:p>0x13 BRAD WONG</text:p>
          </table:table-cell>
          <table:table-cell office:value-type="string">
            <text:p>s_BRA_8225beac</text:p>
          </table:table-cell>
          <table:table-cell office:value-type="string">
            <text:p>BRA</text:p>
          </table:table-cell>
          <table:table-cell office:value-type="string">
            <text:p><text:s text:c="2"/>param_1[0x16] = 1;</text:p>
          </table:table-cell>
        </table:table-row>
        <table:table-row table:style-name="ro1">
          <table:table-cell office:value-type="string">
            <text:p>0x14</text:p>
          </table:table-cell>
          <table:table-cell office:value-type="string">
            <text:p>COMMAND-LIST_LAMARIPOSA</text:p>
          </table:table-cell>
          <table:table-cell office:value-type="string">
            <text:p>0xf LA MARIPOSA</text:p>
          </table:table-cell>
          <table:table-cell office:value-type="string">
            <text:p>0x14 CHRISTIE</text:p>
          </table:table-cell>
          <table:table-cell office:value-type="string">
            <text:p>s_CRI_8225bea8</text:p>
          </table:table-cell>
          <table:table-cell office:value-type="string">
            <text:p>CRI</text:p>
          </table:table-cell>
          <table:table-cell office:value-type="string">
            <text:p><text:s text:c="2"/>param_1[0x17] = 2;</text:p>
          </table:table-cell>
        </table:table-row>
        <table:table-row table:style-name="ro1">
          <table:table-cell office:value-type="string">
            <text:p>0x15</text:p>
          </table:table-cell>
          <table:table-cell office:value-type="string">
            <text:p>COMMAND-LIST_ALPHA152</text:p>
          </table:table-cell>
          <table:table-cell office:value-type="string">
            <text:p>0x10 ALPHA152</text:p>
          </table:table-cell>
          <table:table-cell office:value-type="string">
            <text:p>0x15 HITOMI</text:p>
          </table:table-cell>
          <table:table-cell office:value-type="string">
            <text:p>s_KOR_8225bea4</text:p>
          </table:table-cell>
          <table:table-cell office:value-type="string">
            <text:p>KOR</text:p>
          </table:table-cell>
          <table:table-cell office:value-type="string">
            <text:p><text:s text:c="2"/>param_1[0x18] = 1;</text:p>
          </table:table-cell>
        </table:table-row>
        <table:table-row table:style-name="ro1">
          <table:table-cell office:value-type="string">
            <text:p>0x16</text:p>
          </table:table-cell>
          <table:table-cell office:value-type="string">
            <text:p>COMMAND-LIST_SPARTAN458</text:p>
          </table:table-cell>
          <table:table-cell office:value-type="string">
            <text:p>0x12 SPARTAN-458</text:p>
          </table:table-cell>
          <table:table-cell office:value-type="string">
            <text:p>0x16 ?? RTM ??</text:p>
          </table:table-cell>
          <table:table-cell office:value-type="string">
            <text:p>s_RTM_821ff304</text:p>
          </table:table-cell>
          <table:table-cell office:value-type="string">
            <text:p>RTM</text:p>
          </table:table-cell>
          <table:table-cell office:value-type="string">
            <text:p><text:s text:c="2"/>param_1[0x19] = 4;</text:p>
          </table:table-cell>
        </table:table-row>
        <table:table-row table:style-name="ro1">
          <table:table-cell table:number-columns-repeated="3"/>
          <table:table-cell office:value-type="string">
            <text:p>0x17 ?? 23 ??</text:p>
          </table:table-cell>
          <table:table-cell office:value-type="string">
            <text:p>s_---_8225bea0</text:p>
          </table:table-cell>
          <table:table-cell office:value-type="string">
            <text:p>---</text:p>
          </table:table-cell>
          <table:table-cell office:value-type="string">
            <text:p><text:s text:c="2"/>param_1[0x1c] = 0;</text:p>
          </table:table-cell>
        </table:table-row>
        <table:table-row table:style-name="ro1">
          <table:table-cell table:number-columns-repeated="3"/>
          <table:table-cell office:value-type="string">
            <text:p>0x18 BAYMAN</text:p>
          </table:table-cell>
          <table:table-cell office:value-type="string">
            <text:p>s_BAY_8225be9c</text:p>
          </table:table-cell>
          <table:table-cell office:value-type="string">
            <text:p>BAY</text:p>
          </table:table-cell>
          <table:table-cell office:value-type="string">
            <text:p><text:s text:c="2"/>param_1[0x1d] = 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e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f] = 0x1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0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1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2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4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5] = bVar1;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0x16 ?? RTM ?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0x17 ?? 23 ??</text:p>
          </table:table-cell>
          <table:table-cell table:number-columns-repeated="4"/>
        </table:table-row>
      </table:table>
      <table:table table:name="COMMON ACTCODE" table:style-name="ta1" table:print="false">
        <table:table-column table:style-name="co5" table:default-cell-style-name="ce1"/>
        <table:table-column table:style-name="co7" table:default-cell-style-name="ce1"/>
        <table:table-column table:style-name="co7" table:default-cell-style-name="ce2"/>
        <table:table-column table:style-name="co5" table:default-cell-style-name="ce3"/>
        <table:table-column table:style-name="co5" table:number-columns-repeated="1020" table:default-cell-style-name="ce2"/>
        <table:table-row table:style-name="ro2">
          <table:table-cell office:value-type="string">
            <text:p>ACTCODE</text:p>
          </table:table-cell>
          <table:table-cell office:value-type="string">
            <text:p>INTERNAL_NAME</text:p>
          </table:table-cell>
          <table:table-cell office:value-type="string">
            <text:p>DESCRIPTION</text:p>
          </table:table-cell>
          <table:table-cell office:value-type="string">
            <text:p>INPUT</text:p>
          </table:table-cell>
          <table:table-cell table:number-columns-repeated="1020"/>
        </table:table-row>
        <table:table-row table:style-name="ro2">
          <table:table-cell office:value-type="float" office:value="0">
            <text:p>0000</text:p>
          </table:table-cell>
          <table:table-cell/>
          <table:table-cell office:value-type="string">
            <text:p>NEUTRAL</text:p>
          </table:table-cell>
          <table:table-cell table:number-columns-repeated="1021"/>
        </table:table-row>
        <table:table-row table:style-name="ro2">
          <table:table-cell office:value-type="float" office:value="1">
            <text:p>0001</text:p>
          </table:table-cell>
          <table:table-cell office:value-type="string">
            <text:p>CMD_FRONT</text:p>
          </table:table-cell>
          <table:table-cell office:value-type="string">
            <text:p>HOLD FORWARD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float" office:value="2">
            <text:p>0002</text:p>
          </table:table-cell>
          <table:table-cell office:value-type="string">
            <text:p>CMD_BACK</text:p>
          </table:table-cell>
          <table:table-cell office:value-type="string">
            <text:p>HOLD BACK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float" office:value="3">
            <text:p>0003</text:p>
          </table:table-cell>
          <table:table-cell office:value-type="string">
            <text:p>CMD_DASH_FRONT</text:p>
          </table:table-cell>
          <table:table-cell office:value-type="string">
            <text:p>DASH FORWARD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2">
          <table:table-cell office:value-type="float" office:value="4">
            <text:p>0004</text:p>
          </table:table-cell>
          <table:table-cell office:value-type="string">
            <text:p>CMD_DASH_BACK</text:p>
          </table:table-cell>
          <table:table-cell office:value-type="string">
            <text:p>DASH BACKWARD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2">
          <table:table-cell office:value-type="float" office:value="5">
            <text:p>0005</text:p>
          </table:table-cell>
          <table:table-cell office:value-type="string">
            <text:p>CMD_RUN</text:p>
          </table:table-cell>
          <table:table-cell office:value-type="string">
            <text:p>RUN FOWARD</text:p>
          </table:table-cell>
          <table:table-cell office:value-type="string">
            <text:p>6_6</text:p>
          </table:table-cell>
          <table:table-cell table:number-columns-repeated="1020"/>
        </table:table-row>
        <table:table-row table:style-name="ro2">
          <table:table-cell office:value-type="float" office:value="6">
            <text:p>0006</text:p>
          </table:table-cell>
          <table:table-cell/>
          <table:table-cell office:value-type="string">
            <text:p>RUN STOP</text:p>
          </table:table-cell>
          <table:table-cell table:number-columns-repeated="1021"/>
        </table:table-row>
        <table:table-row table:style-name="ro2">
          <table:table-cell office:value-type="float" office:value="7">
            <text:p>0007</text:p>
          </table:table-cell>
          <table:table-cell/>
          <table:table-cell office:value-type="string">
            <text:p>ENTER CROUCH??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float" office:value="8">
            <text:p>0008</text:p>
          </table:table-cell>
          <table:table-cell/>
          <table:table-cell office:value-type="string">
            <text:p>ENTER CROUCH FORWARD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float" office:value="9">
            <text:p>0009</text:p>
          </table:table-cell>
          <table:table-cell/>
          <table:table-cell office:value-type="string">
            <text:p>ENTER CROUCH BACKWARD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000A</text:p>
          </table:table-cell>
          <table:table-cell office:value-type="string">
            <text:p>CMD_SIT</text:p>
          </table:table-cell>
          <table:table-cell office:value-type="string">
            <text:p>CROUCH NEUTRAL</text:p>
          </table:table-cell>
          <table:table-cell office:value-type="string">
            <text:p>_2</text:p>
          </table:table-cell>
          <table:table-cell table:number-columns-repeated="1020"/>
        </table:table-row>
        <table:table-row table:style-name="ro2">
          <table:table-cell office:value-type="string">
            <text:p>000B</text:p>
          </table:table-cell>
          <table:table-cell office:value-type="string">
            <text:p>CMD_SIT_FRONT</text:p>
          </table:table-cell>
          <table:table-cell office:value-type="string">
            <text:p>CROUCH FOWARD</text:p>
          </table:table-cell>
          <table:table-cell office:value-type="string">
            <text:p>_3</text:p>
          </table:table-cell>
          <table:table-cell table:number-columns-repeated="1020"/>
        </table:table-row>
        <table:table-row table:style-name="ro2">
          <table:table-cell office:value-type="string">
            <text:p>000C</text:p>
          </table:table-cell>
          <table:table-cell office:value-type="string">
            <text:p>CMD_SIT_BACK</text:p>
          </table:table-cell>
          <table:table-cell office:value-type="string">
            <text:p>CROUCH BACKWARD</text:p>
          </table:table-cell>
          <table:table-cell office:value-type="string">
            <text:p>_4</text:p>
          </table:table-cell>
          <table:table-cell table:number-columns-repeated="1020"/>
        </table:table-row>
        <table:table-row table:style-name="ro2">
          <table:table-cell office:value-type="string">
            <text:p>000D</text:p>
          </table:table-cell>
          <table:table-cell/>
          <table:table-cell office:value-type="string">
            <text:p>CROUCH RISE</text:p>
          </table:table-cell>
          <table:table-cell table:number-columns-repeated="1021"/>
        </table:table-row>
        <table:table-row table:style-name="ro2">
          <table:table-cell office:value-type="string">
            <text:p>000E</text:p>
          </table:table-cell>
          <table:table-cell/>
          <table:table-cell office:value-type="string">
            <text:p>CROUCH FOWARD RISE</text:p>
          </table:table-cell>
          <table:table-cell table:number-columns-repeated="1021"/>
        </table:table-row>
        <table:table-row table:style-name="ro2">
          <table:table-cell office:value-type="string">
            <text:p>000F</text:p>
          </table:table-cell>
          <table:table-cell/>
          <table:table-cell office:value-type="string">
            <text:p>CROUCH BACKWARD RISE</text:p>
          </table:table-cell>
          <table:table-cell table:number-columns-repeated="1021"/>
        </table:table-row>
        <table:table-row table:style-name="ro3">
          <table:table-cell office:value-type="float" office:value="10">
            <text:p>0010</text:p>
          </table:table-cell>
          <table:table-cell office:value-type="string">
            <text:p>CMD_LO_DASH_F1</text:p>
            <text:p>CMD_LO_DASH_F2</text:p>
          </table:table-cell>
          <table:table-cell office:value-type="string">
            <text:p>CROUCH DASH FOWARD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3">
          <table:table-cell office:value-type="float" office:value="11">
            <text:p>0011</text:p>
          </table:table-cell>
          <table:table-cell office:value-type="string">
            <text:p>CMD_LO_DASH_B1</text:p>
            <text:p>CMD_LO_DASH_B2</text:p>
          </table:table-cell>
          <table:table-cell office:value-type="string">
            <text:p>CROUCH DASH BACKWARD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2">
          <table:table-cell office:value-type="float" office:value="12">
            <text:p>0012</text:p>
          </table:table-cell>
          <table:table-cell office:value-type="string">
            <text:p>CMD_TURN</text:p>
          </table:table-cell>
          <table:table-cell office:value-type="string">
            <text:p>TURN AROUND</text:p>
          </table:table-cell>
          <table:table-cell office:value-type="string">
            <text:p>(Facing Backwards) 6</text:p>
          </table:table-cell>
          <table:table-cell table:number-columns-repeated="1020"/>
        </table:table-row>
        <table:table-row table:style-name="ro2">
          <table:table-cell office:value-type="float" office:value="13">
            <text:p>0013</text:p>
          </table:table-cell>
          <table:table-cell office:value-type="string">
            <text:p>CMD_SIT_TURN</text:p>
          </table:table-cell>
          <table:table-cell table:number-columns-repeated="1022"/>
        </table:table-row>
        <table:table-row table:style-name="ro2">
          <table:table-cell office:value-type="float" office:value="14">
            <text:p>0014</text:p>
          </table:table-cell>
          <table:table-cell office:value-type="string">
            <text:p>CMD_LO_JUMP_F</text:p>
          </table:table-cell>
          <table:table-cell table:number-columns-repeated="1022"/>
        </table:table-row>
        <table:table-row table:style-name="ro2">
          <table:table-cell office:value-type="float" office:value="15">
            <text:p>0015</text:p>
          </table:table-cell>
          <table:table-cell table:number-columns-repeated="1023"/>
        </table:table-row>
        <table:table-row table:style-name="ro2">
          <table:table-cell office:value-type="float" office:value="16">
            <text:p>0016</text:p>
          </table:table-cell>
          <table:table-cell table:number-columns-repeated="1023"/>
        </table:table-row>
        <table:table-row table:style-name="ro2">
          <table:table-cell office:value-type="float" office:value="17">
            <text:p>0017</text:p>
          </table:table-cell>
          <table:table-cell table:number-columns-repeated="1023"/>
        </table:table-row>
        <table:table-row table:style-name="ro2">
          <table:table-cell office:value-type="float" office:value="18">
            <text:p>0018</text:p>
          </table:table-cell>
          <table:table-cell table:number-columns-repeated="1023"/>
        </table:table-row>
        <table:table-row table:style-name="ro2">
          <table:table-cell office:value-type="float" office:value="19">
            <text:p>0019</text:p>
          </table:table-cell>
          <table:table-cell table:number-columns-repeated="1023"/>
        </table:table-row>
        <table:table-row table:style-name="ro2">
          <table:table-cell office:value-type="float" office:value="20">
            <text:p>0020</text:p>
          </table:table-cell>
          <table:table-cell table:number-columns-repeated="1023"/>
        </table:table-row>
        <table:table-row table:style-name="ro2">
          <table:table-cell office:value-type="float" office:value="21">
            <text:p>0021</text:p>
          </table:table-cell>
          <table:table-cell table:number-columns-repeated="1023"/>
        </table:table-row>
        <table:table-row table:style-name="ro2">
          <table:table-cell office:value-type="float" office:value="22">
            <text:p>0022</text:p>
          </table:table-cell>
          <table:table-cell table:number-columns-repeated="1023"/>
        </table:table-row>
        <table:table-row table:style-name="ro2">
          <table:table-cell office:value-type="float" office:value="23">
            <text:p>0023</text:p>
          </table:table-cell>
          <table:table-cell table:number-columns-repeated="1023"/>
        </table:table-row>
        <table:table-row table:style-name="ro2">
          <table:table-cell office:value-type="float" office:value="24">
            <text:p>0024</text:p>
          </table:table-cell>
          <table:table-cell table:number-columns-repeated="1023"/>
        </table:table-row>
        <table:table-row table:style-name="ro2">
          <table:table-cell office:value-type="float" office:value="25">
            <text:p>0025</text:p>
          </table:table-cell>
          <table:table-cell table:number-columns-repeated="1023"/>
        </table:table-row>
        <table:table-row table:style-name="ro2">
          <table:table-cell office:value-type="float" office:value="26">
            <text:p>0026</text:p>
          </table:table-cell>
          <table:table-cell table:number-columns-repeated="1023"/>
        </table:table-row>
        <table:table-row table:style-name="ro2">
          <table:table-cell office:value-type="float" office:value="27">
            <text:p>0027</text:p>
          </table:table-cell>
          <table:table-cell table:number-columns-repeated="1023"/>
        </table:table-row>
        <table:table-row table:style-name="ro2">
          <table:table-cell office:value-type="float" office:value="28">
            <text:p>0028</text:p>
          </table:table-cell>
          <table:table-cell table:number-columns-repeated="1023"/>
        </table:table-row>
        <table:table-row table:style-name="ro2">
          <table:table-cell office:value-type="float" office:value="29">
            <text:p>0029</text:p>
          </table:table-cell>
          <table:table-cell table:number-columns-repeated="1023"/>
        </table:table-row>
        <table:table-row table:style-name="ro2">
          <table:table-cell office:value-type="string">
            <text:p>002A</text:p>
          </table:table-cell>
          <table:table-cell table:number-columns-repeated="1023"/>
        </table:table-row>
        <table:table-row table:style-name="ro2">
          <table:table-cell office:value-type="string">
            <text:p>002B</text:p>
          </table:table-cell>
          <table:table-cell table:number-columns-repeated="1023"/>
        </table:table-row>
        <table:table-row table:style-name="ro2">
          <table:table-cell office:value-type="string">
            <text:p>002C</text:p>
          </table:table-cell>
          <table:table-cell table:number-columns-repeated="1023"/>
        </table:table-row>
        <table:table-row table:style-name="ro2">
          <table:table-cell office:value-type="string">
            <text:p>002D</text:p>
          </table:table-cell>
          <table:table-cell table:number-columns-repeated="1023"/>
        </table:table-row>
        <table:table-row table:style-name="ro2">
          <table:table-cell office:value-type="string">
            <text:p>002E</text:p>
          </table:table-cell>
          <table:table-cell table:number-columns-repeated="1023"/>
        </table:table-row>
        <table:table-row table:style-name="ro2">
          <table:table-cell office:value-type="string">
            <text:p>002F</text:p>
          </table:table-cell>
          <table:table-cell table:number-columns-repeated="102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 table:print="false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5" table:default-cell-style-name="ce4"/>
        <table:table-row table:style-name="ro2">
          <table:table-cell/>
          <table:table-cell office:value-type="string">
            <text:p>costumes_unlocked_default_values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82e2d44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BYTE_82e2d441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4"/>
          <table:table-cell table:style-name="ce5"/>
        </table:table-row>
        <table:table-row table:style-name="ro2">
          <table:table-cell/>
          <table:table-cell office:value-type="string">
            <text:p>82e2d44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4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3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5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4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7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48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9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a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4b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82e2d44c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82e2d44d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82e2d44e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82e2d44f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82e2d45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53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55</text:p>
          </table:table-cell>
          <table:table-cell office:value-type="float" office:value="22">
            <text:p>22</text:p>
          </table:table-cell>
          <table:table-cell office:value-type="string">
            <text:p>db</text:p>
          </table:table-cell>
          <table:table-cell office:value-type="string">
            <text:p>22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82e2d45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/>
          <table:table-cell office:value-type="float" office:value="7">
            <text:p>7</text:p>
          </table:table-cell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6" table:style-name="ta1" table:print="false">
        <table:table-column table:style-name="co5" table:number-columns-repeated="7" table:default-cell-style-name="Default"/>
        <table:table-row table:style-name="ro2">
          <table:table-cell office:value-type="float" office:value="1">
            <text:p>1</text:p>
          </table:table-cell>
          <table:table-cell office:value-type="string">
            <text:p>82c54f34</text:p>
          </table:table-cell>
          <table:table-cell office:value-type="float" office:value="3">
            <text:p>3</text:p>
          </table:table-cell>
          <table:table-cell office:value-type="string">
            <text:p>undefined1</text:p>
          </table:table-cell>
          <table:table-cell office:value-type="string">
            <text:p>03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5</text:p>
          </table:table-cell>
          <table:table-cell office:value-type="float" office:value="6">
            <text:p>6</text:p>
          </table:table-cell>
          <table:table-cell office:value-type="string">
            <text:p>undefined1</text:p>
          </table:table-cell>
          <table:table-cell office:value-type="string">
            <text:p>06h</text:p>
          </table:table-cell>
          <table:table-cell office:value-type="string">
            <text:p>0x6</text:p>
          </table:table-cell>
          <table:table-cell office:value-type="string">
            <text:p>GENFU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6</text:p>
          </table:table-cell>
          <table:table-cell office:value-type="float" office:value="7">
            <text:p>7</text:p>
          </table:table-cell>
          <table:table-cell office:value-type="string">
            <text:p>??</text:p>
          </table:table-cell>
          <table:table-cell office:value-type="string">
            <text:p>07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82c54f37</text:p>
          </table:table-cell>
          <table:table-cell office:value-type="float" office:value="8">
            <text:p>8</text:p>
          </table:table-cell>
          <table:table-cell office:value-type="string">
            <text:p>??</text:p>
          </table:table-cell>
          <table:table-cell office:value-type="string">
            <text:p>08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82c54f38</text:p>
          </table:table-cell>
          <table:table-cell office:value-type="float" office:value="11">
            <text:p>11</text:p>
          </table:table-cell>
          <table:table-cell office:value-type="string">
            <text:p>??</text:p>
          </table:table-cell>
          <table:table-cell office:value-type="string">
            <text:p>11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9</text:p>
          </table:table-cell>
          <table:table-cell office:value-type="float" office:value="12">
            <text:p>12</text:p>
          </table:table-cell>
          <table:table-cell office:value-type="string">
            <text:p>??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a</text:p>
          </table:table-cell>
          <table:table-cell office:value-type="string">
            <text:p>ff</text:p>
          </table:table-cell>
          <table:table-cell office:value-type="string">
            <text:p>??</text:p>
          </table:table-cell>
          <table:table-cell office:value-type="string">
            <text:p>FFh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b</text:p>
          </table:table-cell>
          <table:table-cell office:value-type="float" office:value="0">
            <text:p>0</text:p>
          </table:table-cell>
          <table:table-cell office:value-type="string">
            <text:p>??</text:p>
          </table:table-cell>
          <table:table-cell office:value-type="string">
            <text:p>00h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5" table:default-cell-style-name="ce6"/>
        <table:table-column table:style-name="co5" table:default-cell-style-name="Default"/>
        <table:table-column table:style-name="co12" table:default-cell-style-name="Default"/>
        <table:table-row table:style-name="ro2"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string">
            <text:p>LEIFANG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string">
            <text:p>AYATE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string">
            <text:p>AYABUSA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office:value-type="string">
            <text:p>BASS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office:value-type="string">
            <text:p>ZACK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office:value-type="string">
            <text:p>LA MARIPOSA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office:value-type="string">
            <text:p>CRISTIE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office:value-type="string">
            <text:p>KASUMI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office:value-type="string">
            <text:p>JANNLEE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office:value-type="string">
            <text:p>TIN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6" office:value-type="string">
            <text:p>A</text:p>
          </table:table-cell>
          <table:table-cell office:value-type="string">
            <text:p>AYANE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6" office:value-type="string">
            <text:p>B</text:p>
          </table:table-cell>
          <table:table-cell office:value-type="string">
            <text:p>BAYMAN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6" office:value-type="string">
            <text:p>C</text:p>
          </table:table-cell>
          <table:table-cell office:value-type="string">
            <text:p>BRADWONG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6" office:value-type="string">
            <text:p>D</text:p>
          </table:table-cell>
          <table:table-cell office:value-type="string">
            <text:p>ELIO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6" office:value-type="string">
            <text:p>E</text:p>
          </table:table-cell>
          <table:table-cell office:value-type="string">
            <text:p>ITOMI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6" office:value-type="string">
            <text:p>F</text:p>
          </table:table-cell>
          <table:table-cell office:value-type="string">
            <text:p>KOKORO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6" office:value-type="float" office:value="10">
            <text:p>10</text:p>
          </table:table-cell>
          <table:table-cell office:value-type="string">
            <text:p>ELENA*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EIN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GENFU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LEON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TENGU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ALPA-152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SPARTAN-458*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7" office:value-type="string">
            <text:p>0x82c4a070</text:p>
          </table:table-cell>
          <table:table-cell table:number-columns-repeated="2"/>
        </table:table-row>
        <table:table-row table:style-name="ro2" table:number-rows-repeated="104855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1" table:style-name="ta1" table:print="false">
        <table:table-column table:style-name="co5" table:number-columns-repeated="7" table:default-cell-style-name="Default"/>
        <table:table-column table:style-name="co5" table:default-cell-style-name="ce8"/>
        <table:table-row table:style-name="ro2">
          <table:table-cell/>
          <table:table-cell office:value-type="string">
            <text:p>Unlocked_Characters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office:value-type="string">
            <text:p>831a0ad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0</text:p>
          </table:table-cell>
          <table:table-cell office:value-type="string">
            <text:p>ZACK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1</text:p>
          </table:table-cell>
          <table:table-cell office:value-type="string">
            <text:p>TINA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2</text:p>
          </table:table-cell>
          <table:table-cell office:value-type="string">
            <text:p>JANNLE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3</text:p>
          </table:table-cell>
          <table:table-cell office:value-type="string">
            <text:p>EIN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d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4</text:p>
          </table:table-cell>
          <table:table-cell office:value-type="string">
            <text:p>HAYABUSA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5</text:p>
          </table:table-cell>
          <table:table-cell office:value-type="string">
            <text:p>KASUMI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6</text:p>
          </table:table-cell>
          <table:table-cell office:value-type="string">
            <text:p>GENFU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0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7</text:p>
          </table:table-cell>
          <table:table-cell office:value-type="string">
            <text:p>HELENA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1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8</text:p>
          </table:table-cell>
          <table:table-cell office:value-type="string">
            <text:p>LEON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2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9</text:p>
          </table:table-cell>
          <table:table-cell office:value-type="string">
            <text:p>BASS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3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C</text:p>
          </table:table-cell>
          <table:table-cell office:value-type="string">
            <text:p>LEIFANG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4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D</text:p>
          </table:table-cell>
          <table:table-cell office:value-type="string">
            <text:p>AYAN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5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6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7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8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B</text:p>
          </table:table-cell>
          <table:table-cell office:value-type="string">
            <text:p>HAYAT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A</text:p>
          </table:table-cell>
          <table:table-cell office:value-type="string">
            <text:p>KOKORO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E</text:p>
          </table:table-cell>
          <table:table-cell office:value-type="string">
            <text:p>ELIOT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F</text:p>
          </table:table-cell>
          <table:table-cell office:value-type="string">
            <text:p>LA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 office:value-type="float" office:value="0">
            <text:p>00</text:p>
          </table:table-cell>
        </table:table-row>
      </table:table>
      <table:table table:name="720x480 hex" table:style-name="ta1" table:print="false">
        <table:table-column table:style-name="co5" table:default-cell-style-name="ce9"/>
        <table:table-column table:style-name="co5" table:number-columns-repeated="6" table:default-cell-style-name="Default"/>
        <table:table-row table:style-name="ro1">
          <table:table-cell office:value-type="string">
            <text:p>02d0</text:p>
          </table:table-cell>
          <table:table-cell table:formula="of:=HEX2DEC([.A1])" office:value-type="float" office:value="720">
            <text:p>720</text:p>
          </table:table-cell>
          <table:table-cell table:formula="of:=[.B1]*1.5" office:value-type="float" office:value="1080">
            <text:p>1080</text:p>
          </table:table-cell>
          <table:table-cell table:formula="of:=[.C1]*1.5" office:value-type="float" office:value="1620">
            <text:p>1620</text:p>
          </table:table-cell>
          <table:table-cell table:formula="of:=[.D1]*1.5" office:value-type="float" office:value="2430">
            <text:p>2430</text:p>
          </table:table-cell>
          <table:table-cell table:formula="of:=[.E1]*1.5" office:value-type="float" office:value="3645">
            <text:p>3645</text:p>
          </table:table-cell>
          <table:table-cell table:formula="of:=[.F1]*1.5" office:value-type="float" office:value="5467.5">
            <text:p>5467.5</text:p>
          </table:table-cell>
        </table:table-row>
        <table:table-row table:style-name="ro1">
          <table:table-cell office:value-type="string">
            <text:p>1e0</text:p>
          </table:table-cell>
          <table:table-cell table:formula="of:=HEX2DEC([.A2])" office:value-type="float" office:value="480">
            <text:p>480</text:p>
          </table:table-cell>
          <table:table-cell table:formula="of:=[.B2]*1.5" office:value-type="float" office:value="720">
            <text:p>720</text:p>
          </table:table-cell>
          <table:table-cell table:formula="of:=[.C2]*1.5" office:value-type="float" office:value="1080">
            <text:p>1080</text:p>
          </table:table-cell>
          <table:table-cell table:formula="of:=[.D2]*1.5" office:value-type="float" office:value="1620">
            <text:p>1620</text:p>
          </table:table-cell>
          <table:table-cell table:formula="of:=[.E2]*1.5" office:value-type="float" office:value="2430">
            <text:p>2430</text:p>
          </table:table-cell>
          <table:table-cell table:formula="of:=[.F2]*1.5" office:value-type="float" office:value="3645">
            <text:p>3645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1" table:print="false">
        <table:table-column table:style-name="co5" table:number-columns-repeated="1024" table:default-cell-style-name="ce6"/>
        <table:table-row table:style-name="ro1">
          <table:table-cell table:formula="of:=HEX2DEC([.C1])" office:value-type="float" office:value="0">
            <text:p>0</text:p>
          </table:table-cell>
          <table:table-cell office:value-type="string">
            <text:p>82c23a84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 table:number-columns-repeated="1017"/>
        </table:table-row>
        <table:table-row table:style-name="ro1">
          <table:table-cell table:formula="of:=HEX2DEC([.C2])" office:value-type="float" office:value="1">
            <text:p>1</text:p>
          </table:table-cell>
          <table:table-cell office:value-type="string">
            <text:p>82c23a85</text:p>
          </table:table-cell>
          <table:table-cell office:value-type="float" office:value="1">
            <text:p>1</text:p>
          </table:table-cell>
          <table:table-cell office:value-type="string">
            <text:p>db</text:p>
          </table:table-cell>
          <table:table-cell office:value-type="string">
            <text:p>1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 table:number-columns-repeated="1017"/>
        </table:table-row>
        <table:table-row table:style-name="ro1">
          <table:table-cell table:formula="of:=HEX2DEC([.C3])" office:value-type="float" office:value="2">
            <text:p>2</text:p>
          </table:table-cell>
          <table:table-cell office:value-type="string">
            <text:p>82c23a86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table:number-columns-repeated="1016"/>
        </table:table-row>
        <table:table-row table:style-name="ro1">
          <table:table-cell table:formula="of:=HEX2DEC([.C4])" office:value-type="float" office:value="3">
            <text:p>3</text:p>
          </table:table-cell>
          <table:table-cell office:value-type="string">
            <text:p>82c23a87</text:p>
          </table:table-cell>
          <table:table-cell office:value-type="float" office:value="3">
            <text:p>3</text:p>
          </table:table-cell>
          <table:table-cell office:value-type="string">
            <text:p>db</text:p>
          </table:table-cell>
          <table:table-cell office:value-type="string">
            <text:p>3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 table:number-columns-repeated="1017"/>
        </table:table-row>
        <table:table-row table:style-name="ro1">
          <table:table-cell table:formula="of:=HEX2DEC([.C5])" office:value-type="float" office:value="4">
            <text:p>4</text:p>
          </table:table-cell>
          <table:table-cell office:value-type="string">
            <text:p>82c23a88</text:p>
          </table:table-cell>
          <table:table-cell office:value-type="float" office:value="4">
            <text:p>4</text:p>
          </table:table-cell>
          <table:table-cell office:value-type="string">
            <text:p>db</text:p>
          </table:table-cell>
          <table:table-cell office:value-type="string">
            <text:p>4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 table:number-columns-repeated="1017"/>
        </table:table-row>
        <table:table-row table:style-name="ro1">
          <table:table-cell table:formula="of:=HEX2DEC([.C6])" office:value-type="float" office:value="5">
            <text:p>5</text:p>
          </table:table-cell>
          <table:table-cell office:value-type="string">
            <text:p>82c23a89</text:p>
          </table:table-cell>
          <table:table-cell office:value-type="float" office:value="5">
            <text:p>5</text:p>
          </table:table-cell>
          <table:table-cell office:value-type="string">
            <text:p>db</text:p>
          </table:table-cell>
          <table:table-cell office:value-type="string">
            <text:p>5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 table:number-columns-repeated="1017"/>
        </table:table-row>
        <table:table-row table:style-name="ro1">
          <table:table-cell table:formula="of:=HEX2DEC([.C7])" office:value-type="float" office:value="6">
            <text:p>6</text:p>
          </table:table-cell>
          <table:table-cell office:value-type="string">
            <text:p>82c23a8a</text:p>
          </table:table-cell>
          <table:table-cell office:value-type="float" office:value="6">
            <text:p>6</text:p>
          </table:table-cell>
          <table:table-cell office:value-type="string">
            <text:p>db</text:p>
          </table:table-cell>
          <table:table-cell office:value-type="string">
            <text:p>6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table:number-columns-repeated="1016"/>
        </table:table-row>
        <table:table-row table:style-name="ro1">
          <table:table-cell table:formula="of:=HEX2DEC([.C8])" office:value-type="float" office:value="7">
            <text:p>7</text:p>
          </table:table-cell>
          <table:table-cell office:value-type="string">
            <text:p>82c23a8b</text:p>
          </table:table-cell>
          <table:table-cell office:value-type="float" office:value="7">
            <text:p>7</text:p>
          </table:table-cell>
          <table:table-cell office:value-type="string">
            <text:p>db</text:p>
          </table:table-cell>
          <table:table-cell office:value-type="string">
            <text:p>7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 table:number-columns-repeated="1017"/>
        </table:table-row>
        <table:table-row table:style-name="ro1">
          <table:table-cell table:formula="of:=HEX2DEC([.C9])" office:value-type="float" office:value="8">
            <text:p>8</text:p>
          </table:table-cell>
          <table:table-cell office:value-type="string">
            <text:p>82c23a8c</text:p>
          </table:table-cell>
          <table:table-cell office:value-type="float" office:value="8">
            <text:p>8</text:p>
          </table:table-cell>
          <table:table-cell office:value-type="string">
            <text:p>db</text:p>
          </table:table-cell>
          <table:table-cell office:value-type="string">
            <text:p>8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 table:number-columns-repeated="1017"/>
        </table:table-row>
        <table:table-row table:style-name="ro1">
          <table:table-cell table:formula="of:=HEX2DEC([.C10])" office:value-type="float" office:value="9">
            <text:p>9</text:p>
          </table:table-cell>
          <table:table-cell office:value-type="string">
            <text:p>82c23a8d</text:p>
          </table:table-cell>
          <table:table-cell office:value-type="float" office:value="9">
            <text:p>9</text:p>
          </table:table-cell>
          <table:table-cell office:value-type="string">
            <text:p>db</text:p>
          </table:table-cell>
          <table:table-cell office:value-type="string">
            <text:p>9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 table:number-columns-repeated="1017"/>
        </table:table-row>
        <table:table-row table:style-name="ro1">
          <table:table-cell table:formula="of:=HEX2DEC([.C11])" office:value-type="float" office:value="10">
            <text:p>10</text:p>
          </table:table-cell>
          <table:table-cell office:value-type="string">
            <text:p>82c23a96</text:p>
          </table:table-cell>
          <table:table-cell office:value-type="string">
            <text:p>0a</text:p>
          </table:table-cell>
          <table:table-cell office:value-type="string">
            <text:p>db</text:p>
          </table:table-cell>
          <table:table-cell office:value-type="string">
            <text:p>A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 table:number-columns-repeated="1017"/>
        </table:table-row>
        <table:table-row table:style-name="ro4">
          <table:table-cell table:formula="of:=HEX2DEC([.C12])" office:value-type="float" office:value="11">
            <text:p>11</text:p>
          </table:table-cell>
          <table:table-cell office:value-type="string">
            <text:p>82c23a93</text:p>
          </table:table-cell>
          <table:table-cell office:value-type="string">
            <text:p>0b</text:p>
          </table:table-cell>
          <table:table-cell office:value-type="string">
            <text:p>db</text:p>
          </table:table-cell>
          <table:table-cell office:value-type="string">
            <text:p>B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 table:number-columns-repeated="1017"/>
        </table:table-row>
        <table:table-row table:style-name="ro1">
          <table:table-cell table:formula="of:=HEX2DEC([.C13])" office:value-type="float" office:value="12">
            <text:p>12</text:p>
          </table:table-cell>
          <table:table-cell office:value-type="string">
            <text:p>82c23a8e</text:p>
          </table:table-cell>
          <table:table-cell office:value-type="string">
            <text:p>0c</text:p>
          </table:table-cell>
          <table:table-cell office:value-type="string">
            <text:p>db</text:p>
          </table:table-cell>
          <table:table-cell office:value-type="string">
            <text:p>C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 table:number-columns-repeated="1017"/>
        </table:table-row>
        <table:table-row table:style-name="ro4">
          <table:table-cell table:formula="of:=HEX2DEC([.C14])" office:value-type="float" office:value="13">
            <text:p>13</text:p>
          </table:table-cell>
          <table:table-cell office:value-type="string">
            <text:p>82c23a8f</text:p>
          </table:table-cell>
          <table:table-cell office:value-type="string">
            <text:p>0d</text:p>
          </table:table-cell>
          <table:table-cell office:value-type="string">
            <text:p>db</text:p>
          </table:table-cell>
          <table:table-cell office:value-type="string">
            <text:p>D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 table:number-columns-repeated="1017"/>
        </table:table-row>
        <table:table-row table:style-name="ro1">
          <table:table-cell table:formula="of:=HEX2DEC([.C15])" office:value-type="float" office:value="14">
            <text:p>14</text:p>
          </table:table-cell>
          <table:table-cell office:value-type="string">
            <text:p>82c23a97</text:p>
          </table:table-cell>
          <table:table-cell office:value-type="string">
            <text:p>0e</text:p>
          </table:table-cell>
          <table:table-cell office:value-type="string">
            <text:p>db</text:p>
          </table:table-cell>
          <table:table-cell office:value-type="string">
            <text:p>E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 table:number-columns-repeated="1017"/>
        </table:table-row>
        <table:table-row table:style-name="ro4">
          <table:table-cell table:formula="of:=HEX2DEC([.C16])" office:value-type="float" office:value="15">
            <text:p>15</text:p>
          </table:table-cell>
          <table:table-cell office:value-type="string">
            <text:p>82c23a98</text:p>
          </table:table-cell>
          <table:table-cell office:value-type="string">
            <text:p>0f</text:p>
          </table:table-cell>
          <table:table-cell office:value-type="string">
            <text:p>db</text:p>
          </table:table-cell>
          <table:table-cell office:value-type="string">
            <text:p>F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table:number-columns-repeated="1016"/>
        </table:table-row>
        <table:table-row table:style-name="ro1">
          <table:table-cell table:formula="of:=HEX2DEC([.C17])" office:value-type="float" office:value="16">
            <text:p>16</text:p>
          </table:table-cell>
          <table:table-cell office:value-type="string">
            <text:p>82c23a99</text:p>
          </table:table-cell>
          <table:table-cell office:value-type="float" office:value="10">
            <text:p>10</text:p>
          </table:table-cell>
          <table:table-cell office:value-type="string">
            <text:p>db</text:p>
          </table:table-cell>
          <table:table-cell office:value-type="string">
            <text:p>10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 table:number-columns-repeated="1017"/>
        </table:table-row>
        <table:table-row table:style-name="ro1">
          <table:table-cell table:formula="of:=HEX2DEC([.C18])" office:value-type="float" office:value="17">
            <text:p>17</text:p>
          </table:table-cell>
          <table:table-cell office:value-type="string">
            <text:p>82c23a90</text:p>
          </table:table-cell>
          <table:table-cell office:value-type="float" office:value="11">
            <text:p>11</text:p>
          </table:table-cell>
          <table:table-cell office:value-type="string">
            <text:p>db</text:p>
          </table:table-cell>
          <table:table-cell office:value-type="string">
            <text:p>11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 table:number-columns-repeated="1017"/>
        </table:table-row>
        <table:table-row table:style-name="ro1">
          <table:table-cell table:formula="of:=HEX2DEC([.C19])" office:value-type="float" office:value="18">
            <text:p>18</text:p>
          </table:table-cell>
          <table:table-cell office:value-type="string">
            <text:p>82c23a9a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 table:number-columns-repeated="1017"/>
        </table:table-row>
        <table:table-row table:style-name="ro1">
          <table:table-cell table:formula="of:=HEX2DEC([.C20])" office:value-type="float" office:value="19">
            <text:p>19</text:p>
          </table:table-cell>
          <table:table-cell office:value-type="string">
            <text:p>82c23a94</text:p>
          </table:table-cell>
          <table:table-cell office:value-type="float" office:value="13">
            <text:p>13</text:p>
          </table:table-cell>
          <table:table-cell office:value-type="string">
            <text:p>db</text:p>
          </table:table-cell>
          <table:table-cell office:value-type="string">
            <text:p>13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table:number-columns-repeated="1016"/>
        </table:table-row>
        <table:table-row table:style-name="ro1">
          <table:table-cell table:formula="of:=HEX2DEC([.C21])" office:value-type="float" office:value="20">
            <text:p>20</text:p>
          </table:table-cell>
          <table:table-cell office:value-type="string">
            <text:p>82c23a95</text:p>
          </table:table-cell>
          <table:table-cell office:value-type="float" office:value="14">
            <text:p>14</text:p>
          </table:table-cell>
          <table:table-cell office:value-type="string">
            <text:p>db</text:p>
          </table:table-cell>
          <table:table-cell office:value-type="string">
            <text:p>14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 table:number-columns-repeated="1017"/>
        </table:table-row>
        <table:table-row table:style-name="ro1">
          <table:table-cell table:formula="of:=HEX2DEC([.C22])" office:value-type="float" office:value="21">
            <text:p>21</text:p>
          </table:table-cell>
          <table:table-cell office:value-type="string">
            <text:p>82c23a92</text:p>
          </table:table-cell>
          <table:table-cell office:value-type="float" office:value="15">
            <text:p>15</text:p>
          </table:table-cell>
          <table:table-cell office:value-type="string">
            <text:p>db</text:p>
          </table:table-cell>
          <table:table-cell office:value-type="string">
            <text:p>15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 table:number-columns-repeated="1017"/>
        </table:table-row>
        <table:table-row table:style-name="ro1">
          <table:table-cell table:formula="of:=HEX2DEC([.C23])" office:value-type="float" office:value="24">
            <text:p>24</text:p>
          </table:table-cell>
          <table:table-cell office:value-type="string">
            <text:p>82c23a91</text:p>
          </table:table-cell>
          <table:table-cell office:value-type="float" office:value="18">
            <text:p>18</text:p>
          </table:table-cell>
          <table:table-cell office:value-type="string">
            <text:p>db</text:p>
          </table:table-cell>
          <table:table-cell office:value-type="string">
            <text:p>18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ta vs final achievements " table:style-name="ta1" table:print="false"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i&gt; 00001B20 Title name: DEAD OR ALIVE 4</text:p>
          </table:table-cell>
          <table:table-cell office:value-type="string">
            <text:p>i&gt; 0000238C Title name: DEAD OR ALIVE 4</text:p>
          </table:table-cell>
        </table:table-row>
        <table:table-row table:style-name="ro1">
          <table:table-cell office:value-type="string">
            <text:p>i&gt; 00001B20 -------------------- ACHIEVEMENTS --------------------</text:p>
          </table:table-cell>
          <table:table-cell office:value-type="string">
            <text:p>i&gt; 0000238C -------------------- ACHIEVEMENTS --------------------</text:p>
          </table:table-cell>
        </table:table-row>
        <table:table-row table:style-name="ro1">
          <table:table-cell office:value-type="string">
            <text:p>i&gt; 00001B20 6 - Completed Story Mode - Completed Story Mode once. - 5</text:p>
          </table:table-cell>
          <table:table-cell office:value-type="string">
            <text:p>i&gt; 0000238C 6 - Completed Story Mode - Completed Story Mode once. - 10</text:p>
          </table:table-cell>
        </table:table-row>
        <table:table-row table:style-name="ro1">
          <table:table-cell office:value-type="string">
            <text:p>i&gt; 00001B20 7 - Completed All Characters' Story - Completed Story Mode with all characters. - 20</text:p>
          </table:table-cell>
          <table:table-cell office:value-type="string">
            <text:p>i&gt; 0000238C 7 - Completed All Story Modes - Completed Story Mode with all characters. - 30</text:p>
          </table:table-cell>
        </table:table-row>
        <table:table-row table:style-name="ro1">
          <table:table-cell office:value-type="string">
            <text:p>i&gt; 00001B20 8 - Unlocked All Costumes - Unlocked all of the costumes for every character. - 50</text:p>
          </table:table-cell>
          <table:table-cell office:value-type="string">
            <text:p>i&gt; 0000238C 8 - Unlocked All Costumes - Unlocked all of the costumes for every character. - 50</text:p>
          </table:table-cell>
        </table:table-row>
        <table:table-row table:style-name="ro1">
          <table:table-cell office:value-type="string">
            <text:p>i&gt; 00001B20 9 - Bronze in Time Attack (Single) - Completed all of the Time Attack Mode single battles within 6 minutes. - 10</text:p>
          </table:table-cell>
          <table:table-cell office:value-type="string">
            <text:p>i&gt; 0000238C 9 - Bronze in Time Attack (Single) - Completed all of the Time Attack Mode single battles within 6 minutes. - 10</text:p>
          </table:table-cell>
        </table:table-row>
        <table:table-row table:style-name="ro1">
          <table:table-cell office:value-type="string">
            <text:p>i&gt; 00001B20 10 - Silver in Time Attack (Single) - Completed all of the Time Attack Mode single battles within 5 minutes. - 20</text:p>
          </table:table-cell>
          <table:table-cell office:value-type="string">
            <text:p>i&gt; 0000238C 10 - Silver in Time Attack (Single) - Completed all of the Time Attack Mode single battles within 5 minutes. - 20</text:p>
          </table:table-cell>
        </table:table-row>
        <table:table-row table:style-name="ro1">
          <table:table-cell office:value-type="string">
            <text:p>i&gt; 00001B20 11 - Gold in Time Attack (Single) - Completed all of the Time Attack Mode single battles within 4 minutes 30 seconds. - 40</text:p>
          </table:table-cell>
          <table:table-cell office:value-type="string">
            <text:p>i&gt; 0000238C 11 - Gold in Time Attack (Single) - Completed all of the Time Attack Mode single battles within 4 minutes 30 seconds. - 40</text:p>
          </table:table-cell>
        </table:table-row>
        <table:table-row table:style-name="ro1">
          <table:table-cell office:value-type="string">
            <text:p>i&gt; 00001B20 12 - Bronze in Time Attack (Tag) - Completed all of the Time Attack Mode tag battles within 7 minutes. - 10</text:p>
          </table:table-cell>
          <table:table-cell office:value-type="string">
            <text:p>i&gt; 0000238C 12 - Bronze in Time Attack (Tag) - Completed all of the Time Attack Mode tag battles within 3 minutes 30 seconds. - 10</text:p>
          </table:table-cell>
        </table:table-row>
        <table:table-row table:style-name="ro1">
          <table:table-cell office:value-type="string">
            <text:p>i&gt; 00001B20 13 - Silver in Time Attack (Tag) - Completed all of the Time Attack Mode tag battles within 6 minutes. - 20</text:p>
          </table:table-cell>
          <table:table-cell office:value-type="string">
            <text:p>i&gt; 0000238C 13 - Silver in Time Attack (Tag) - Completed all of the Time Attack Mode tag battles within 3 minutes. - 20</text:p>
          </table:table-cell>
        </table:table-row>
        <table:table-row table:style-name="ro1">
          <table:table-cell office:value-type="string">
            <text:p>i&gt; 00001B20 14 - Gold in Time Attack (Tag) - Completed all of the Time Attack Mode tag battles within 5 minutes. - 40</text:p>
          </table:table-cell>
          <table:table-cell office:value-type="string">
            <text:p>i&gt; 0000238C 14 - Gold in Time Attack (Tag) - Completed all of the Time Attack Mode tag battles within 2 minutes 30 seconds. - 40</text:p>
          </table:table-cell>
        </table:table-row>
        <table:table-row table:style-name="ro1">
          <table:table-cell office:value-type="string">
            <text:p>i&gt; 00001B20 15 - Bronze in Survival (Single) - Won 20 single battles in Survival Mode. - 10</text:p>
          </table:table-cell>
          <table:table-cell office:value-type="string">
            <text:p>i&gt; 0000238C 15 - Bronze in Survival (Single) - Won 20 single battles in Survival Mode. - 10</text:p>
          </table:table-cell>
        </table:table-row>
        <table:table-row table:style-name="ro1">
          <table:table-cell office:value-type="string">
            <text:p>i&gt; 00001B20 16 - Silver in Survival (Single) - Won 50 single battles in Survival Mode. - 25</text:p>
          </table:table-cell>
          <table:table-cell office:value-type="string">
            <text:p>i&gt; 0000238C 16 - Silver in Survival (Single) - Won 50 single battles in Survival Mode. - 25</text:p>
          </table:table-cell>
        </table:table-row>
        <table:table-row table:style-name="ro1">
          <table:table-cell office:value-type="string">
            <text:p>i&gt; 00001B20 17 - Gold in Survival (Single) - Won 80 single battles in Survival Mode. - 40</text:p>
          </table:table-cell>
          <table:table-cell office:value-type="string">
            <text:p>i&gt; 0000238C 17 - Gold in Survival (Single) - Won 80 single battles in Survival Mode. - 40</text:p>
          </table:table-cell>
        </table:table-row>
        <table:table-row table:style-name="ro1">
          <table:table-cell office:value-type="string">
            <text:p>i&gt; 00001B20 18 - 100 Wins in Survival (Single) - Won 100 single battles in Survival Mode. - 50</text:p>
          </table:table-cell>
          <table:table-cell office:value-type="string">
            <text:p>i&gt; 0000238C 18 - 100 Wins in Survival (Single) - Won 100 single battles in Survival Mode. - 50</text:p>
          </table:table-cell>
        </table:table-row>
        <table:table-row table:style-name="ro1">
          <table:table-cell office:value-type="string">
            <text:p>i&gt; 00001B20 19 - Bronze in Survival (Tag) - Won 20 tag battles in Survival Mode. - 10</text:p>
          </table:table-cell>
          <table:table-cell office:value-type="string">
            <text:p>i&gt; 0000238C 19 - Bronze in Survival (Tag) - Won 20 tag battles in Survival Mode. - 10</text:p>
          </table:table-cell>
        </table:table-row>
        <table:table-row table:style-name="ro1">
          <table:table-cell office:value-type="string">
            <text:p>i&gt; 00001B20 20 - Silver in Survival (Tag) - Won 50 tag battles in Survival Mode. - 25</text:p>
          </table:table-cell>
          <table:table-cell office:value-type="string">
            <text:p>i&gt; 0000238C 20 - Silver in Survival (Tag) - Won 50 tag battles in Survival Mode. - 25</text:p>
          </table:table-cell>
        </table:table-row>
        <table:table-row table:style-name="ro1">
          <table:table-cell office:value-type="string">
            <text:p>i&gt; 00001B20 21 - Gold in Survival (Tag) - Won 80 tag battles in Survival Mode. - 40</text:p>
          </table:table-cell>
          <table:table-cell office:value-type="string">
            <text:p>i&gt; 0000238C 21 - Gold in Survival (Tag) - Won 80 tag battles in Survival Mode. - 40</text:p>
          </table:table-cell>
        </table:table-row>
        <table:table-row table:style-name="ro1">
          <table:table-cell office:value-type="string">
            <text:p>i&gt; 00001B20 22 - 100 Wins in Survival (Tag) - Won 100 tag battles in Survival Mode. - 50</text:p>
          </table:table-cell>
          <table:table-cell office:value-type="string">
            <text:p>i&gt; 0000238C 22 - 100 Wins in Survival (Tag) - Won 100 tag battles in Survival Mode. - 50</text:p>
          </table:table-cell>
        </table:table-row>
        <table:table-row table:style-name="ro1">
          <table:table-cell office:value-type="string">
            <text:p>i&gt; 00001B20 23 - Collected All Items - Collected all of the items in Survival Mode. - 25</text:p>
          </table:table-cell>
          <table:table-cell office:value-type="string">
            <text:p>i&gt; 0000238C 23 - Collected All Items - Collected all of the items in Survival Mode. - 25</text:p>
          </table:table-cell>
        </table:table-row>
        <table:table-row table:style-name="ro1">
          <table:table-cell office:value-type="string">
            <text:p>i&gt; 00001B20 24 - Completed All Missions - Completed all of the missions in Mission Mode. - 50</text:p>
          </table:table-cell>
          <table:table-cell office:value-type="string">
            <text:p>i&gt; 0000238C 26 - Unlocked "Gen Fu" - Unlocked the hidden character "Gen Fu." - 10</text:p>
          </table:table-cell>
        </table:table-row>
        <table:table-row table:style-name="ro1">
          <table:table-cell office:value-type="string">
            <text:p>i&gt; 00001B20 25 - Unlocked "Alpha152" - Unlocked the hidden character "Alpha152." - 10</text:p>
          </table:table-cell>
          <table:table-cell office:value-type="string">
            <text:p>i&gt; 0000238C 27 - Unlocked "Leon" - Unlocked the hidden character "Leon." - 10</text:p>
          </table:table-cell>
        </table:table-row>
        <table:table-row table:style-name="ro5">
          <table:table-cell office:value-type="string">
            <text:p>i&gt; 00001B20 26 - Unlocked "Gen Fu" - Unlocked the hidden character "Gen Fu." - 10</text:p>
          </table:table-cell>
          <table:table-cell office:value-type="string">
            <text:p>i&gt; 0000238C 28 - Unlocked "Ein" - Unlocked the hidden character "Ein." - 10</text:p>
          </table:table-cell>
        </table:table-row>
        <table:table-row table:style-name="ro1">
          <table:table-cell office:value-type="string">
            <text:p>i&gt; 00001B20 27 - Unlocked "Leon" - Unlocked the hidden character "Leon." - 10</text:p>
          </table:table-cell>
          <table:table-cell office:value-type="string">
            <text:p>i&gt; 0000238C 29 - Unlocked "Tengu" - Unlocked the hidden character "Tengu." - 20</text:p>
          </table:table-cell>
        </table:table-row>
        <table:table-row table:style-name="ro5">
          <table:table-cell office:value-type="string">
            <text:p>i&gt; 00001B20 28 - Unlocked "Ein" - Unlocked the hidden character "Ein." - 10</text:p>
          </table:table-cell>
          <table:table-cell office:value-type="string">
            <text:p>i&gt; 0000238C 30 - Unlocked "SPARTAN-458" - Unlocked the hidden character "SPARTAN-458." - 20</text:p>
          </table:table-cell>
        </table:table-row>
        <table:table-row table:style-name="ro5">
          <table:table-cell office:value-type="string">
            <text:p>i&gt; 00001B20 29 - Unlocked "Tengu" - Unlocked the hidden character "Tengu." - 10</text:p>
          </table:table-cell>
          <table:table-cell office:value-type="string">
            <text:p>i&gt; 0000238C 31 - Unlocked "Helena" - Unlocked the hidden character "Helena." - 20</text:p>
          </table:table-cell>
        </table:table-row>
        <table:table-row table:style-name="ro1">
          <table:table-cell office:value-type="string">
            <text:p>i&gt; 00001B20 30 - Unlocked "SPARTAN-458" - Unlocked the hidden character "SPARTAN-458." - 20</text:p>
          </table:table-cell>
          <table:table-cell office:value-type="string">
            <text:p>i&gt; 0000238C 32 - Total Play Time 5 Hrs. - The total play time reached the 5 hour mark. - 10</text:p>
          </table:table-cell>
        </table:table-row>
        <table:table-row table:style-name="ro1">
          <table:table-cell office:value-type="string">
            <text:p>i&gt; 00001B20 31 - Unlocked "Helena" - Unlocked the hidden character "Helena." - 10</text:p>
          </table:table-cell>
          <table:table-cell office:value-type="string">
            <text:p>i&gt; 0000238C 33 - Total Play Time 10 Hrs. - The total play time reached the 10 hour mark. - 20</text:p>
          </table:table-cell>
        </table:table-row>
        <table:table-row table:style-name="ro1">
          <table:table-cell office:value-type="string">
            <text:p>i&gt; 00001B20 32 - Total Play Time 5 Hrs. - The total play time reached the 5 hour mark. - 10</text:p>
          </table:table-cell>
          <table:table-cell office:value-type="string">
            <text:p>i&gt; 0000238C 34 - Total Play Time 100 Hrs. - The total play time reached the 100 hour mark. - 40</text:p>
          </table:table-cell>
        </table:table-row>
        <table:table-row table:style-name="ro1">
          <table:table-cell office:value-type="string">
            <text:p>i&gt; 00001B20 33 - Total Play Time 10 Hrs. - The total play time reached the 10 hour mark. - 20</text:p>
          </table:table-cell>
          <table:table-cell office:value-type="string">
            <text:p>i&gt; 0000238C 35 - 10 Wins in DOA Online - Won 10 times in DOA Online Mode. - 10</text:p>
          </table:table-cell>
        </table:table-row>
        <table:table-row table:style-name="ro1">
          <table:table-cell office:value-type="string">
            <text:p>i&gt; 00001B20 34 - Total Play Time 100 Hrs. - The total play time reached the 100 hour mark. - 30</text:p>
          </table:table-cell>
          <table:table-cell office:value-type="string">
            <text:p>i&gt; 0000238C 36 - 50 Wins in DOA Online - Won 50 times in DOA Online Mode. - 20</text:p>
          </table:table-cell>
        </table:table-row>
        <table:table-row table:style-name="ro1">
          <table:table-cell office:value-type="string">
            <text:p>i&gt; 00001B20 35 - 10 Wins in DOA Online - Won 10 times in DOA Online Mode. - 10</text:p>
          </table:table-cell>
          <table:table-cell office:value-type="string">
            <text:p>i&gt; 0000238C 37 - 100 Wins in DOA Online - Won 100 times in DOA Online Mode. - 30</text:p>
          </table:table-cell>
        </table:table-row>
        <table:table-row table:style-name="ro1">
          <table:table-cell office:value-type="string">
            <text:p>i&gt; 00001B20 36 - 50 Wins in DOA Online - Won 50 times in DOA Online Mode. - 20</text:p>
          </table:table-cell>
          <table:table-cell office:value-type="string">
            <text:p>i&gt; 0000238C 38 - 5 Straight Wins in DOA Online - Won 5 times consecutively in DOA Online Mode. - 10</text:p>
          </table:table-cell>
        </table:table-row>
        <table:table-row table:style-name="ro1">
          <table:table-cell office:value-type="string">
            <text:p>i&gt; 00001B20 37 - 100 Wins in DOA Online - Won 100 times in DOA Online Mode. - 30</text:p>
          </table:table-cell>
          <table:table-cell office:value-type="string">
            <text:p>i&gt; 0000238C 39 - 10 Straight Wins in DOA Online - Won 10 times consecutively in DOA Online Mode. - 25</text:p>
          </table:table-cell>
        </table:table-row>
        <table:table-row table:style-name="ro1">
          <table:table-cell office:value-type="string">
            <text:p>i&gt; 00001B20 38 - 5 Consecutive Wins - Won 5 times consecutively in DOA Online Mode. - 10</text:p>
          </table:table-cell>
          <table:table-cell office:value-type="string">
            <text:p>i&gt; 0000238C 40 - 20 Straight Wins in DOA Online - Won 20 times consecutively in DOA Online Mode. - 40</text:p>
          </table:table-cell>
        </table:table-row>
        <table:table-row table:style-name="ro1">
          <table:table-cell office:value-type="string">
            <text:p>i&gt; 00001B20 39 - 10 Consecutive Wins - Won 10 times consecutively in DOA Online Mode. - 25</text:p>
          </table:table-cell>
          <table:table-cell office:value-type="string">
            <text:p>i&gt; 0000238C 41 - 5 Straight Losses in DOA Online - Lost 5 times consecutively in DOA Online Mode. - 0</text:p>
          </table:table-cell>
        </table:table-row>
        <table:table-row table:style-name="ro1">
          <table:table-cell office:value-type="string">
            <text:p>i&gt; 00001B20 40 - 20 Consecutive Wins - Won 20 times consecutively in DOA Online Mode. - 40</text:p>
          </table:table-cell>
          <table:table-cell office:value-type="string">
            <text:p>i&gt; 0000238C 42 - 10 Straight Losses in DOA Online - Lost 10 times consecutively in DOA Online Mode. - 0</text:p>
          </table:table-cell>
        </table:table-row>
        <table:table-row table:style-name="ro1">
          <table:table-cell office:value-type="string">
            <text:p>i&gt; 00001B20 41 - 5 Consecutive Losses - Lost 5 times consecutively in DOA Online Mode. - 0</text:p>
          </table:table-cell>
          <table:table-cell office:value-type="string">
            <text:p>i&gt; 0000238C 43 - 20 Straight Losses in DOA Online - Lost 20 times consecutively in DOA Online Mode. - 0</text:p>
          </table:table-cell>
        </table:table-row>
        <table:table-row table:style-name="ro1">
          <table:table-cell office:value-type="string">
            <text:p>i&gt; 00001B20 42 - 10 Consecutive Losses - Lost 10 times consecutively in DOA Online Mode. - 0</text:p>
          </table:table-cell>
          <table:table-cell office:value-type="string">
            <text:p>i&gt; 0000238C 44 - Achieved Grade "E" - Received the grade of "E" in DOA Online Mode. - 0</text:p>
          </table:table-cell>
        </table:table-row>
        <table:table-row table:style-name="ro1">
          <table:table-cell office:value-type="string">
            <text:p>i&gt; 00001B20 43 - 20 Consecutive Losses - Lost 20 times consecutively in DOA Online Mode. - 0</text:p>
          </table:table-cell>
          <table:table-cell office:value-type="string">
            <text:p>i&gt; 0000238C 45 - Achieved Grade "D" - Received the grade of "D" in DOA Online Mode. - 0</text:p>
          </table:table-cell>
        </table:table-row>
        <table:table-row table:style-name="ro1">
          <table:table-cell office:value-type="string">
            <text:p>i&gt; 00001B20 44 - Achieved Grade "E" - Received the grade of "E" in DOA Online Mode. - 0</text:p>
          </table:table-cell>
          <table:table-cell office:value-type="string">
            <text:p>i&gt; 0000238C 46 - Achieved Grade "B" - Received the grade of "B" in DOA Online Mode. - 20</text:p>
          </table:table-cell>
        </table:table-row>
        <table:table-row table:style-name="ro1">
          <table:table-cell office:value-type="string">
            <text:p>i&gt; 00001B20 45 - Achieved Grade "D" - Received the grade of "D" in DOA Online Mode. - 0</text:p>
          </table:table-cell>
          <table:table-cell office:value-type="string">
            <text:p>i&gt; 0000238C 47 - Achieved Grade "A" - Received the grade of "A" in DOA Online Mode. - 30</text:p>
          </table:table-cell>
        </table:table-row>
        <table:table-row table:style-name="ro1">
          <table:table-cell office:value-type="string">
            <text:p>i&gt; 00001B20 46 - Achieved Grade "B" - Received the grade of "B" in DOA Online Mode. - 20</text:p>
          </table:table-cell>
          <table:table-cell office:value-type="string">
            <text:p>i&gt; 0000238C 48 - Achieved Grade "S" - Received the grade of "S" in DOA Online Mode. - 40</text:p>
          </table:table-cell>
        </table:table-row>
        <table:table-row table:style-name="ro1">
          <table:table-cell office:value-type="string">
            <text:p>i&gt; 00001B20 47 - Achieved Grade "A" - Received the grade of "A" in DOA Online Mode. - 30</text:p>
          </table:table-cell>
          <table:table-cell office:value-type="string">
            <text:p>i&gt; 0000238C 49 - Achieved Grade "SS" - Received the grade of "SS" in DOA Online Mode. - 50</text:p>
          </table:table-cell>
        </table:table-row>
        <table:table-row table:style-name="ro1">
          <table:table-cell office:value-type="string">
            <text:p>i&gt; 00001B20 48 - Achieved Grade "S" - Received the grade of "S" in DOA Online Mode. - 40</text:p>
          </table:table-cell>
          <table:table-cell office:value-type="string">
            <text:p>i&gt; 0000238C 50 - Won a Bronze Star - Defeated a player in the middle a 10 to 14 win streak in DOA Online Mode. - 10</text:p>
          </table:table-cell>
        </table:table-row>
        <table:table-row table:style-name="ro1">
          <table:table-cell office:value-type="string">
            <text:p>i&gt; 00001B20 49 - Achieved Grade "SS" - Received the grade of "SS" in DOA Online Mode. - 50</text:p>
          </table:table-cell>
          <table:table-cell office:value-type="string">
            <text:p>i&gt; 0000238C 51 - Won a Silver Star - Defeated a player in the middle a 15 to 19 win streak in DOA Online Mode. - 20</text:p>
          </table:table-cell>
        </table:table-row>
        <table:table-row table:style-name="ro1">
          <table:table-cell office:value-type="string">
            <text:p>i&gt; 00001B20 50 - Won a Bronze Star - Defeated a player in the middle a 10 to 14 win streak in DOA Online Mode. - 10</text:p>
          </table:table-cell>
          <table:table-cell office:value-type="string">
            <text:p>i&gt; 0000238C 52 - Won a Gold Star - Defeated a player in the middle a 20 or more win streak in DOA Online Mode. - 30</text:p>
          </table:table-cell>
        </table:table-row>
        <table:table-row table:style-name="ro1">
          <table:table-cell office:value-type="string">
            <text:p>i&gt; 00001B20 51 - Won a Silver Star - Defeated a player in the middle a 15 to 19 win streak in DOA Online Mode. - 15</text:p>
          </table:table-cell>
          <table:table-cell office:value-type="string">
            <text:p>i&gt; 0000238C ----------------- END OF ACHIEVEMENTS ----------------</text:p>
          </table:table-cell>
        </table:table-row>
        <table:table-row table:style-name="ro1">
          <table:table-cell office:value-type="string">
            <text:p>i&gt; 00001B20 52 - Won a Gold Star - Defeated a player in the middle a 20 or more win streak in DOA Online Mode. - 20</text:p>
          </table:table-cell>
          <table:table-cell/>
        </table:table-row>
        <table:table-row table:style-name="ro1">
          <table:table-cell office:value-type="string">
            <text:p>i&gt; 00001B20 ----------------- END OF ACHIEVEMENTS ----------------</text:p>
          </table:table-cell>
          <table:table-cell/>
        </table:table-row>
      </table:table>
      <table:table table:name="achievements 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<text:s/>Achievement # </text:p>
          </table:table-cell>
          <table:table-cell office:value-type="string">
            <text:p>2005.09.30 Beta Achievements</text:p>
          </table:table-cell>
          <table:table-cell office:value-type="string">
            <text:p>Final Achievements</text:p>
          </table:table-cell>
        </table:table-row>
        <table:table-row table:style-name="ro1">
          <table:table-cell office:value-type="string">
            <text:p>---------------</text:p>
          </table:table-cell>
          <table:table-cell table:number-columns-repeated="2" office:value-type="string">
            <text:p>-------------------------------------------</text:p>
          </table:table-cell>
        </table:table-row>
        <table:table-row table:style-name="ro1">
          <table:table-cell office:value-type="string">
            <text:p><text:s/>6 <text:s text:c="12"/></text:p>
          </table:table-cell>
          <table:table-cell office:value-type="string">
            <text:p><text:s/>Completed Story Mode - 5 points <text:s text:c="10"/></text:p>
          </table:table-cell>
          <table:table-cell office:value-type="string">
            <text:p><text:s/>Completed Story Mode - 10 points <text:s text:c="9"/></text:p>
          </table:table-cell>
        </table:table-row>
        <table:table-row table:style-name="ro1">
          <table:table-cell office:value-type="string">
            <text:p><text:s/>7 <text:s text:c="12"/></text:p>
          </table:table-cell>
          <table:table-cell office:value-type="string">
            <text:p><text:s/>Completed All Characters' Story - 20 points </text:p>
          </table:table-cell>
          <table:table-cell office:value-type="string">
            <text:p><text:s/>Completed All Story Modes - 30 points <text:s text:c="2"/></text:p>
          </table:table-cell>
        </table:table-row>
        <table:table-row table:style-name="ro1">
          <table:table-cell office:value-type="string">
            <text:p><text:s/>8 <text:s text:c="12"/></text:p>
          </table:table-cell>
          <table:table-cell office:value-type="string">
            <text:p><text:s/>Unlocked All Costumes - 50 points <text:s text:c="7"/></text:p>
          </table:table-cell>
          <table:table-cell office:value-type="string">
            <text:p><text:s/>Unlocked All Costumes - 50 points <text:s text:c="8"/></text:p>
          </table:table-cell>
        </table:table-row>
        <table:table-row table:style-name="ro1">
          <table:table-cell office:value-type="string">
            <text:p><text:s/>9 <text:s text:c="12"/></text:p>
          </table:table-cell>
          <table:table-cell table:number-columns-repeated="2" office:value-type="string">
            <text:p><text:s/>Bronze in Time Attack (Single) - 10 points </text:p>
          </table:table-cell>
        </table:table-row>
        <table:table-row table:style-name="ro1">
          <table:table-cell office:value-type="string">
            <text:p><text:s/>10 <text:s text:c="11"/></text:p>
          </table:table-cell>
          <table:table-cell table:number-columns-repeated="2" office:value-type="string">
            <text:p><text:s/>Silver in Time Attack (Single) - 20 points </text:p>
          </table:table-cell>
        </table:table-row>
        <table:table-row table:style-name="ro1">
          <table:table-cell office:value-type="string">
            <text:p><text:s/>11 <text:s text:c="11"/></text:p>
          </table:table-cell>
          <table:table-cell table:number-columns-repeated="2" office:value-type="string">
            <text:p><text:s/>Gold in Time Attack (Single) - 40 points </text:p>
          </table:table-cell>
        </table:table-row>
        <table:table-row table:style-name="ro1">
          <table:table-cell office:value-type="string">
            <text:p><text:s/>12 <text:s text:c="11"/></text:p>
          </table:table-cell>
          <table:table-cell table:number-columns-repeated="2" office:value-type="string">
            <text:p><text:s/>Bronze in Time Attack (Tag) - 10 points </text:p>
          </table:table-cell>
        </table:table-row>
        <table:table-row table:style-name="ro1">
          <table:table-cell office:value-type="string">
            <text:p><text:s/>13 <text:s text:c="11"/></text:p>
          </table:table-cell>
          <table:table-cell table:number-columns-repeated="2" office:value-type="string">
            <text:p><text:s/>Silver in Time Attack (Tag) - 20 points </text:p>
          </table:table-cell>
        </table:table-row>
        <table:table-row table:style-name="ro1">
          <table:table-cell office:value-type="string">
            <text:p><text:s/>14 <text:s text:c="11"/></text:p>
          </table:table-cell>
          <table:table-cell table:number-columns-repeated="2" office:value-type="string">
            <text:p><text:s/>Gold in Time Attack (Tag) - 40 points <text:s text:c="2"/></text:p>
          </table:table-cell>
        </table:table-row>
        <table:table-row table:style-name="ro1">
          <table:table-cell office:value-type="string">
            <text:p><text:s/>15 <text:s text:c="11"/></text:p>
          </table:table-cell>
          <table:table-cell table:number-columns-repeated="2" office:value-type="string">
            <text:p><text:s/>Bronze in Survival (Single) - 10 points </text:p>
          </table:table-cell>
        </table:table-row>
        <table:table-row table:style-name="ro1">
          <table:table-cell office:value-type="string">
            <text:p><text:s/>16 <text:s text:c="11"/></text:p>
          </table:table-cell>
          <table:table-cell table:number-columns-repeated="2" office:value-type="string">
            <text:p><text:s/>Silver in Survival (Single) - 25 points </text:p>
          </table:table-cell>
        </table:table-row>
        <table:table-row table:style-name="ro1">
          <table:table-cell office:value-type="string">
            <text:p><text:s/>17 <text:s text:c="11"/></text:p>
          </table:table-cell>
          <table:table-cell table:number-columns-repeated="2" office:value-type="string">
            <text:p><text:s/>Gold in Survival (Single) - 40 points <text:s text:c="2"/></text:p>
          </table:table-cell>
        </table:table-row>
        <table:table-row table:style-name="ro1">
          <table:table-cell office:value-type="string">
            <text:p><text:s/>18 <text:s text:c="11"/></text:p>
          </table:table-cell>
          <table:table-cell table:number-columns-repeated="2" office:value-type="string">
            <text:p><text:s/>100 Wins in Survival (Single) - 50 points </text:p>
          </table:table-cell>
        </table:table-row>
        <table:table-row table:style-name="ro1">
          <table:table-cell office:value-type="string">
            <text:p><text:s/>19 <text:s text:c="11"/></text:p>
          </table:table-cell>
          <table:table-cell table:number-columns-repeated="2" office:value-type="string">
            <text:p><text:s/>Bronze in Survival (Tag) - 10 points <text:s text:c="3"/></text:p>
          </table:table-cell>
        </table:table-row>
        <table:table-row table:style-name="ro1">
          <table:table-cell office:value-type="string">
            <text:p><text:s/>20 <text:s text:c="11"/></text:p>
          </table:table-cell>
          <table:table-cell table:number-columns-repeated="2" office:value-type="string">
            <text:p><text:s/>Silver in Survival (Tag) - 25 points <text:s text:c="3"/></text:p>
          </table:table-cell>
        </table:table-row>
        <table:table-row table:style-name="ro1">
          <table:table-cell office:value-type="string">
            <text:p><text:s/>21 <text:s text:c="11"/></text:p>
          </table:table-cell>
          <table:table-cell table:number-columns-repeated="2" office:value-type="string">
            <text:p><text:s/>Gold in Survival (Tag) - 40 points <text:s text:c="5"/></text:p>
          </table:table-cell>
        </table:table-row>
        <table:table-row table:style-name="ro1">
          <table:table-cell office:value-type="string">
            <text:p><text:s/>22 <text:s text:c="11"/></text:p>
          </table:table-cell>
          <table:table-cell table:number-columns-repeated="2" office:value-type="string">
            <text:p><text:s/>100 Wins in Survival (Tag) - 50 points <text:s/></text:p>
          </table:table-cell>
        </table:table-row>
        <table:table-row table:style-name="ro1">
          <table:table-cell office:value-type="string">
            <text:p><text:s/>23 <text:s text:c="11"/></text:p>
          </table:table-cell>
          <table:table-cell office:value-type="string">
            <text:p><text:s/>Collected All Items - 25 points <text:s text:c="8"/></text:p>
          </table:table-cell>
          <table:table-cell office:value-type="string">
            <text:p><text:s/>Collected All Items - 25 points <text:s text:c="9"/></text:p>
          </table:table-cell>
        </table:table-row>
        <table:table-row table:style-name="ro1">
          <table:table-cell office:value-type="string">
            <text:p><text:s/>24 <text:s text:c="11"/></text:p>
          </table:table-cell>
          <table:table-cell office:value-type="string">
            <text:p><text:s/>Completed All Missions - 50 points <text:s text:c="5"/></text:p>
          </table:table-cell>
          <table:table-cell office:value-type="string">
            <text:p><text:s/>N/A <text:s text:c="38"/></text:p>
          </table:table-cell>
        </table:table-row>
        <table:table-row table:style-name="ro1">
          <table:table-cell office:value-type="string">
            <text:p><text:s/>25 <text:s text:c="11"/></text:p>
          </table:table-cell>
          <table:table-cell office:value-type="string">
            <text:p><text:s/>Unlocked "Alpha152" - 10 points <text:s text:c="8"/></text:p>
          </table:table-cell>
          <table:table-cell office:value-type="string">
            <text:p><text:s/>N/A <text:s text:c="38"/></text:p>
          </table:table-cell>
        </table:table-row>
        <table:table-row table:style-name="ro1">
          <table:table-cell office:value-type="string">
            <text:p><text:s/>26 <text:s text:c="11"/></text:p>
          </table:table-cell>
          <table:table-cell office:value-type="string">
            <text:p><text:s/>Unlocked "Gen Fu" - 10 points <text:s text:c="10"/></text:p>
          </table:table-cell>
          <table:table-cell office:value-type="string">
            <text:p><text:s/>Unlocked "Gen Fu" - 10 points <text:s text:c="11"/></text:p>
          </table:table-cell>
        </table:table-row>
        <table:table-row table:style-name="ro1">
          <table:table-cell office:value-type="string">
            <text:p><text:s/>27 <text:s text:c="11"/></text:p>
          </table:table-cell>
          <table:table-cell office:value-type="string">
            <text:p><text:s/>Unlocked "Leon" - 10 points <text:s text:c="12"/></text:p>
          </table:table-cell>
          <table:table-cell office:value-type="string">
            <text:p><text:s/>Unlocked "Leon" - 10 points <text:s text:c="13"/></text:p>
          </table:table-cell>
        </table:table-row>
        <table:table-row table:style-name="ro1">
          <table:table-cell office:value-type="string">
            <text:p><text:s/>28 <text:s text:c="11"/></text:p>
          </table:table-cell>
          <table:table-cell office:value-type="string">
            <text:p><text:s/>Unlocked "Ein" - 10 points <text:s text:c="13"/></text:p>
          </table:table-cell>
          <table:table-cell office:value-type="string">
            <text:p><text:s/>Unlocked "Ein" - 10 points <text:s text:c="14"/></text:p>
          </table:table-cell>
        </table:table-row>
        <table:table-row table:style-name="ro1">
          <table:table-cell office:value-type="string">
            <text:p><text:s/>29 <text:s text:c="11"/></text:p>
          </table:table-cell>
          <table:table-cell office:value-type="string">
            <text:p><text:s/>Unlocked "Tengu" - 10 points <text:s text:c="11"/></text:p>
          </table:table-cell>
          <table:table-cell office:value-type="string">
            <text:p><text:s/>Unlocked "Tengu" - 20 points <text:s text:c="12"/></text:p>
          </table:table-cell>
        </table:table-row>
        <table:table-row table:style-name="ro1">
          <table:table-cell office:value-type="string">
            <text:p><text:s/>30 <text:s text:c="11"/></text:p>
          </table:table-cell>
          <table:table-cell office:value-type="string">
            <text:p><text:s/>Unlocked "SPARTAN-458" - 20 points <text:s text:c="5"/></text:p>
          </table:table-cell>
          <table:table-cell office:value-type="string">
            <text:p><text:s/>Unlocked "SPARTAN-458" - 20 points <text:s text:c="6"/></text:p>
          </table:table-cell>
        </table:table-row>
        <table:table-row table:style-name="ro1">
          <table:table-cell office:value-type="string">
            <text:p><text:s/>31 <text:s text:c="11"/></text:p>
          </table:table-cell>
          <table:table-cell office:value-type="string">
            <text:p><text:s/>Unlocked "Helena" - 10 points <text:s text:c="10"/></text:p>
          </table:table-cell>
          <table:table-cell office:value-type="string">
            <text:p><text:s/>Unlocked "Helena" - 20 points <text:s text:c="11"/></text:p>
          </table:table-cell>
        </table:table-row>
        <table:table-row table:style-name="ro1">
          <table:table-cell office:value-type="string">
            <text:p><text:s/>32 <text:s text:c="11"/></text:p>
          </table:table-cell>
          <table:table-cell office:value-type="string">
            <text:p><text:s/>Total Play Time 5 Hrs. - 10 points <text:s text:c="5"/></text:p>
          </table:table-cell>
          <table:table-cell office:value-type="string">
            <text:p><text:s/>Total Play Time 5 Hrs. - 10 points <text:s text:c="6"/></text:p>
          </table:table-cell>
        </table:table-row>
        <table:table-row table:style-name="ro1">
          <table:table-cell office:value-type="string">
            <text:p><text:s/>33 <text:s text:c="11"/></text:p>
          </table:table-cell>
          <table:table-cell office:value-type="string">
            <text:p><text:s/>Total Play Time 10 Hrs. - 20 points <text:s text:c="4"/></text:p>
          </table:table-cell>
          <table:table-cell office:value-type="string">
            <text:p><text:s/>Total Play Time 10 Hrs. - 20 points <text:s text:c="5"/></text:p>
          </table:table-cell>
        </table:table-row>
        <table:table-row table:style-name="ro1">
          <table:table-cell office:value-type="string">
            <text:p><text:s/>34 <text:s text:c="11"/></text:p>
          </table:table-cell>
          <table:table-cell office:value-type="string">
            <text:p><text:s/>Total Play Time 100 Hrs. - 30 points <text:s text:c="2"/></text:p>
          </table:table-cell>
          <table:table-cell office:value-type="string">
            <text:p><text:s/>Total Play Time 100 Hrs. - 40 points <text:s text:c="3"/></text:p>
          </table:table-cell>
        </table:table-row>
        <table:table-row table:style-name="ro1">
          <table:table-cell office:value-type="string">
            <text:p><text:s/>35 <text:s text:c="11"/></text:p>
          </table:table-cell>
          <table:table-cell office:value-type="string">
            <text:p><text:s/>10 Wins in DOA Online - 10 points <text:s text:c="5"/></text:p>
          </table:table-cell>
          <table:table-cell office:value-type="string">
            <text:p><text:s/>10 Wins in DOA Online - 10 points <text:s text:c="6"/></text:p>
          </table:table-cell>
        </table:table-row>
        <table:table-row table:style-name="ro1">
          <table:table-cell office:value-type="string">
            <text:p><text:s/>36 <text:s text:c="11"/></text:p>
          </table:table-cell>
          <table:table-cell office:value-type="string">
            <text:p><text:s/>50 Wins in DOA Online - 20 points <text:s text:c="5"/></text:p>
          </table:table-cell>
          <table:table-cell office:value-type="string">
            <text:p><text:s/>50 Wins in DOA Online - 20 points <text:s text:c="6"/></text:p>
          </table:table-cell>
        </table:table-row>
        <table:table-row table:style-name="ro1">
          <table:table-cell office:value-type="string">
            <text:p><text:s/>37 <text:s text:c="11"/></text:p>
          </table:table-cell>
          <table:table-cell office:value-type="string">
            <text:p><text:s/>100 Wins in DOA Online - 30 points <text:s text:c="4"/></text:p>
          </table:table-cell>
          <table:table-cell office:value-type="string">
            <text:p><text:s/>100 Wins in DOA Online - 30 points <text:s text:c="5"/></text:p>
          </table:table-cell>
        </table:table-row>
        <table:table-row table:style-name="ro1">
          <table:table-cell office:value-type="string">
            <text:p><text:s/>38 <text:s text:c="11"/></text:p>
          </table:table-cell>
          <table:table-cell office:value-type="string">
            <text:p><text:s/>5 Consecutive Wins - 10 points <text:s text:c="8"/></text:p>
          </table:table-cell>
          <table:table-cell office:value-type="string">
            <text:p><text:s/>5 Straight Wins in DOA Online - 10 points </text:p>
          </table:table-cell>
        </table:table-row>
        <table:table-row table:style-name="ro1">
          <table:table-cell office:value-type="string">
            <text:p><text:s/>39 <text:s text:c="11"/></text:p>
          </table:table-cell>
          <table:table-cell office:value-type="string">
            <text:p><text:s/>10 Consecutive Wins - 25 points <text:s text:c="7"/></text:p>
          </table:table-cell>
          <table:table-cell office:value-type="string">
            <text:p><text:s/>10 Straight Wins in DOA Online - 25 points </text:p>
          </table:table-cell>
        </table:table-row>
        <table:table-row table:style-name="ro1">
          <table:table-cell office:value-type="string">
            <text:p><text:s/>40 <text:s text:c="11"/></text:p>
          </table:table-cell>
          <table:table-cell office:value-type="string">
            <text:p><text:s/>20 Consecutive Wins - 40 points <text:s text:c="7"/></text:p>
          </table:table-cell>
          <table:table-cell office:value-type="string">
            <text:p><text:s/>20 Straight Wins in DOA Online - 40 points </text:p>
          </table:table-cell>
        </table:table-row>
        <table:table-row table:style-name="ro1">
          <table:table-cell office:value-type="string">
            <text:p><text:s/>41 <text:s text:c="11"/></text:p>
          </table:table-cell>
          <table:table-cell office:value-type="string">
            <text:p><text:s/>5 Consecutive Losses - 0 points <text:s text:c="7"/></text:p>
          </table:table-cell>
          <table:table-cell office:value-type="string">
            <text:p><text:s/>5 Straight Losses in DOA Online - 0 points </text:p>
          </table:table-cell>
        </table:table-row>
        <table:table-row table:style-name="ro1">
          <table:table-cell office:value-type="string">
            <text:p><text:s/>42 <text:s text:c="11"/></text:p>
          </table:table-cell>
          <table:table-cell office:value-type="string">
            <text:p><text:s/>10 Consecutive Losses - 0 points <text:s text:c="6"/></text:p>
          </table:table-cell>
          <table:table-cell office:value-type="string">
            <text:p><text:s/>10 Straight Losses in DOA Online - 0 points </text:p>
          </table:table-cell>
        </table:table-row>
        <table:table-row table:style-name="ro1">
          <table:table-cell office:value-type="string">
            <text:p><text:s/>43 <text:s text:c="11"/></text:p>
          </table:table-cell>
          <table:table-cell office:value-type="string">
            <text:p><text:s/>20 Consecutive Losses - 0 points <text:s text:c="6"/></text:p>
          </table:table-cell>
          <table:table-cell office:value-type="string">
            <text:p><text:s/>20 Straight Losses in DOA Online - 0 points </text:p>
          </table:table-cell>
        </table:table-row>
        <table:table-row table:style-name="ro1">
          <table:table-cell office:value-type="string">
            <text:p><text:s/>44 <text:s text:c="11"/></text:p>
          </table:table-cell>
          <table:table-cell office:value-type="string">
            <text:p><text:s/>Achieved Grade "E" - 0 points <text:s text:c="9"/></text:p>
          </table:table-cell>
          <table:table-cell office:value-type="string">
            <text:p><text:s/>Achieved Grade "E" - 0 points <text:s text:c="10"/></text:p>
          </table:table-cell>
        </table:table-row>
        <table:table-row table:style-name="ro1">
          <table:table-cell office:value-type="string">
            <text:p><text:s/>45 <text:s text:c="11"/></text:p>
          </table:table-cell>
          <table:table-cell office:value-type="string">
            <text:p><text:s/>Achieved Grade "D" - 0 points <text:s text:c="9"/></text:p>
          </table:table-cell>
          <table:table-cell office:value-type="string">
            <text:p><text:s/>Achieved Grade "D" - 0 points <text:s text:c="10"/></text:p>
          </table:table-cell>
        </table:table-row>
        <table:table-row table:style-name="ro1">
          <table:table-cell office:value-type="string">
            <text:p><text:s/>46 <text:s text:c="11"/></text:p>
          </table:table-cell>
          <table:table-cell office:value-type="string">
            <text:p><text:s/>Achieved Grade "B" - 20 points <text:s text:c="8"/></text:p>
          </table:table-cell>
          <table:table-cell office:value-type="string">
            <text:p><text:s/>Achieved Grade "B" - 20 points <text:s text:c="9"/></text:p>
          </table:table-cell>
        </table:table-row>
        <table:table-row table:style-name="ro1">
          <table:table-cell office:value-type="string">
            <text:p><text:s/>47 <text:s text:c="11"/></text:p>
          </table:table-cell>
          <table:table-cell office:value-type="string">
            <text:p><text:s/>Achieved Grade "A" - 30 points <text:s text:c="8"/></text:p>
          </table:table-cell>
          <table:table-cell office:value-type="string">
            <text:p><text:s/>Achieved Grade "A" - 30 points <text:s text:c="9"/></text:p>
          </table:table-cell>
        </table:table-row>
        <table:table-row table:style-name="ro1">
          <table:table-cell office:value-type="string">
            <text:p><text:s/>48 <text:s text:c="11"/></text:p>
          </table:table-cell>
          <table:table-cell office:value-type="string">
            <text:p><text:s/>Achieved Grade "S" - 40 points <text:s text:c="8"/></text:p>
          </table:table-cell>
          <table:table-cell office:value-type="string">
            <text:p><text:s/>Achieved Grade "S" - 40 points <text:s text:c="9"/></text:p>
          </table:table-cell>
        </table:table-row>
        <table:table-row table:style-name="ro1">
          <table:table-cell office:value-type="string">
            <text:p><text:s/>49 <text:s text:c="11"/></text:p>
          </table:table-cell>
          <table:table-cell office:value-type="string">
            <text:p><text:s/>Achieved Grade "SS" - 50 points <text:s text:c="7"/></text:p>
          </table:table-cell>
          <table:table-cell office:value-type="string">
            <text:p><text:s/>Achieved Grade "SS" - 50 points <text:s text:c="8"/></text:p>
          </table:table-cell>
        </table:table-row>
        <table:table-row table:style-name="ro1">
          <table:table-cell office:value-type="string">
            <text:p><text:s/>50 <text:s text:c="11"/></text:p>
          </table:table-cell>
          <table:table-cell office:value-type="string">
            <text:p><text:s/>Won a Bronze Star - 10 points <text:s text:c="9"/></text:p>
          </table:table-cell>
          <table:table-cell office:value-type="string">
            <text:p><text:s/>Won a Bronze Star - 10 points <text:s text:c="10"/></text:p>
          </table:table-cell>
        </table:table-row>
        <table:table-row table:style-name="ro1">
          <table:table-cell office:value-type="string">
            <text:p><text:s/>51 <text:s text:c="11"/></text:p>
          </table:table-cell>
          <table:table-cell office:value-type="string">
            <text:p><text:s/>Won a Silver Star - 15 points <text:s text:c="9"/></text:p>
          </table:table-cell>
          <table:table-cell office:value-type="string">
            <text:p><text:s/>Won a Silver Star - 20 points <text:s text:c="10"/></text:p>
          </table:table-cell>
        </table:table-row>
        <table:table-row table:style-name="ro1">
          <table:table-cell office:value-type="string">
            <text:p><text:s/>52 <text:s text:c="11"/></text:p>
          </table:table-cell>
          <table:table-cell office:value-type="string">
            <text:p><text:s/>Won a Gold Star - 20 points <text:s text:c="11"/></text:p>
          </table:table-cell>
          <table:table-cell office:value-type="string">
            <text:p><text:s/>Won a Gold Star - 30 points <text:s text:c="12"/></text:p>
          </table:table-cell>
        </table:table-row>
      </table:table>
      <table:database-ranges>
        <table:database-range table:target-range-address="Sheet8.A1:Sheet8.H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>
        <number:embedded-text number:position="4">x</number:embedded-text>
      </number:number>
    </number:number-style>
    <number:number-style style:name="N118">
      <number:number number:decimal-places="0" number:min-integer-digits="4"/>
    </number:number-style>
    <number:number-style style:name="N119">
      <number:number number:decimal-places="0" number:min-integer-digits="0"/>
    </number:number-style>
    <number:number-style style:name="N120">
      <number:number number:decimal-places="0" number:min-integer-digits="2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8">03/18/2024</text:date>, <text:time>09:4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5T17:31:33.06</meta:creation-date>
    <dc:date>2024-03-18T09:48:40.92</dc:date>
    <meta:editing-duration>P8DT18H3M11S</meta:editing-duration>
    <meta:editing-cycles>11</meta:editing-cycles>
    <meta:generator>OpenOffice/4.1.6$Win32 OpenOffice.org_project/416m1$Build-9790</meta:generator>
    <meta:document-statistic meta:table-count="10" meta:cell-count="1150" meta:object-count="0"/>
  </office:meta>
</office:document-meta>
</file>